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6.463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5.955cm"/>
    </style:style>
    <style:style style:name="co6" style:family="table-column">
      <style:table-column-properties fo:break-before="auto" style:column-width="5.554cm"/>
    </style:style>
    <style:style style:name="co7" style:family="table-column">
      <style:table-column-properties fo:break-before="auto" style:column-width="5.519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5.3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5.156cm"/>
    </style:style>
    <style:style style:name="co12" style:family="table-column">
      <style:table-column-properties fo:break-before="auto" style:column-width="6.1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4.501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4" table:default-cell-style-name="ce1"/>
        <table:table-row table:style-name="ro1">
          <table:table-cell table:style-name="ce2" office:value-type="string" calcext:value-type="string" table:number-columns-spanned="13" table:number-rows-spanned="1">
            <text:p>MgCl2</text:p>
          </table:table-cell>
          <table:covered-table-cell table:number-columns-repeated="12" table:style-name="ce2"/>
          <table:table-cell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52 mol/kg</text:p>
          </table:table-cell>
          <table:table-cell office:value-type="string" calcext:value-type="string">
            <text:p>Volume (nm³) – 2.52 mol/kg</text:p>
          </table:table-cell>
          <table:table-cell office:value-type="string" calcext:value-type="string">
            <text:p>side_small_L (Å) – 2.52 mol/kg</text:p>
          </table:table-cell>
          <table:table-cell office:value-type="string" calcext:value-type="string">
            <text:p>Rho (kg/m³) – 4.62 mol/kg</text:p>
          </table:table-cell>
          <table:table-cell office:value-type="string" calcext:value-type="string">
            <text:p>Volume (nm³) – 4.62 mol/kg</text:p>
          </table:table-cell>
          <table:table-cell office:value-type="string" calcext:value-type="string">
            <text:p>side_small_L (Å) – 4.62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2.89 mol/kg</text:p>
          </table:table-cell>
          <table:table-cell office:value-type="string" calcext:value-type="string">
            <text:p>Volume (nm³) – 32.89 mol/kg</text:p>
          </table:table-cell>
          <table:table-cell office:value-type="string" calcext:value-type="string">
            <text:p>side_small_L (Å) – 32.89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1124.75" calcext:value-type="float">
            <text:p>1124,75</text:p>
          </table:table-cell>
          <table:table-cell office:value-type="float" office:value="17.1758" calcext:value-type="float">
            <text:p>17,1758</text:p>
          </table:table-cell>
          <table:table-cell table:formula="of:=([.C3]/4)^(1/3)*10" office:value-type="float" office:value="16.2537032979837" calcext:value-type="float">
            <text:p>16,2537032979837</text:p>
          </table:table-cell>
          <table:table-cell office:value-type="float" office:value="1179.77" calcext:value-type="float">
            <text:p>1179,77</text:p>
          </table:table-cell>
          <table:table-cell office:value-type="float" office:value="17.3022" calcext:value-type="float">
            <text:p>17,3022</text:p>
          </table:table-cell>
          <table:table-cell table:formula="of:=([.F3]/4)^(1/3)*10" office:value-type="float" office:value="16.2934772601798" calcext:value-type="float">
            <text:p>16,2934772601798</text:p>
          </table:table-cell>
          <table:table-cell office:value-type="float" office:value="1305.3" calcext:value-type="float">
            <text:p>1305,3</text:p>
          </table:table-cell>
          <table:table-cell office:value-type="float" office:value="18.781" calcext:value-type="float">
            <text:p>18,781</text:p>
          </table:table-cell>
          <table:table-cell table:formula="of:=([.I3]/4)^(1/3)*10" office:value-type="float" office:value="16.7450419720791" calcext:value-type="float">
            <text:p>16,7450419720791</text:p>
          </table:table-cell>
          <table:table-cell office:value-type="float" office:value="1330.55" calcext:value-type="float">
            <text:p>1330,55</text:p>
          </table:table-cell>
          <table:table-cell office:value-type="float" office:value="19.8621" calcext:value-type="float">
            <text:p>19,8621</text:p>
          </table:table-cell>
          <table:table-cell table:formula="of:=([.L3]/4)^(1/3)*10" office:value-type="float" office:value="17.0603678453157" calcext:value-type="float">
            <text:p>17,0603678453157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117.95" calcext:value-type="float">
            <text:p>1117,95</text:p>
          </table:table-cell>
          <table:table-cell office:value-type="float" office:value="17.2811" calcext:value-type="float">
            <text:p>17,2811</text:p>
          </table:table-cell>
          <table:table-cell table:formula="of:=([.C4]/4)^(1/3)*10" office:value-type="float" office:value="16.2868512778129" calcext:value-type="float">
            <text:p>16,2868512778129</text:p>
          </table:table-cell>
          <table:table-cell office:value-type="float" office:value="1165.68" calcext:value-type="float">
            <text:p>1165,68</text:p>
          </table:table-cell>
          <table:table-cell office:value-type="float" office:value="17.5111" calcext:value-type="float">
            <text:p>17,5111</text:p>
          </table:table-cell>
          <table:table-cell table:formula="of:=([.F4]/4)^(1/3)*10" office:value-type="float" office:value="16.3587888044688" calcext:value-type="float">
            <text:p>16,3587888044688</text:p>
          </table:table-cell>
          <table:table-cell office:value-type="float" office:value="1304.47" calcext:value-type="float">
            <text:p>1304,47</text:p>
          </table:table-cell>
          <table:table-cell office:value-type="float" office:value="18.7922" calcext:value-type="float">
            <text:p>18,7922</text:p>
          </table:table-cell>
          <table:table-cell table:formula="of:=([.I4]/4)^(1/3)*10" office:value-type="float" office:value="16.7483699312201" calcext:value-type="float">
            <text:p>16,7483699312201</text:p>
          </table:table-cell>
          <table:table-cell office:value-type="float" office:value="1323.84" calcext:value-type="float">
            <text:p>1323,84</text:p>
          </table:table-cell>
          <table:table-cell office:value-type="float" office:value="19.9631" calcext:value-type="float">
            <text:p>19,9631</text:p>
          </table:table-cell>
          <table:table-cell table:formula="of:=([.L4]/4)^(1/3)*10" office:value-type="float" office:value="17.089236640501" calcext:value-type="float">
            <text:p>17,089236640501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120.79" calcext:value-type="float">
            <text:p>1120,79</text:p>
          </table:table-cell>
          <table:table-cell office:value-type="float" office:value="17.2368" calcext:value-type="float">
            <text:p>17,2368</text:p>
          </table:table-cell>
          <table:table-cell table:formula="of:=([.C5]/4)^(1/3)*10" office:value-type="float" office:value="16.2729222856784" calcext:value-type="float">
            <text:p>16,2729222856784</text:p>
          </table:table-cell>
          <table:table-cell office:value-type="float" office:value="1166.17" calcext:value-type="float">
            <text:p>1166,17</text:p>
          </table:table-cell>
          <table:table-cell office:value-type="float" office:value="17.5041" calcext:value-type="float">
            <text:p>17,5041</text:p>
          </table:table-cell>
          <table:table-cell table:formula="of:=([.F5]/4)^(1/3)*10" office:value-type="float" office:value="16.3566087247185" calcext:value-type="float">
            <text:p>16,3566087247185</text:p>
          </table:table-cell>
          <table:table-cell office:value-type="float" office:value="1300.64" calcext:value-type="float">
            <text:p>1300,64</text:p>
          </table:table-cell>
          <table:table-cell office:value-type="float" office:value="18.8477" calcext:value-type="float">
            <text:p>18,8477</text:p>
          </table:table-cell>
          <table:table-cell table:formula="of:=([.I5]/4)^(1/3)*10" office:value-type="float" office:value="16.7648416756754" calcext:value-type="float">
            <text:p>16,7648416756754</text:p>
          </table:table-cell>
          <table:table-cell office:value-type="float" office:value="1327.18" calcext:value-type="float">
            <text:p>1327,18</text:p>
          </table:table-cell>
          <table:table-cell office:value-type="float" office:value="19.9136" calcext:value-type="float">
            <text:p>19,9136</text:p>
          </table:table-cell>
          <table:table-cell table:formula="of:=([.L5]/4)^(1/3)*10" office:value-type="float" office:value="17.0751002697284" calcext:value-type="float">
            <text:p>17,0751002697284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122.07" calcext:value-type="float">
            <text:p>1122,07</text:p>
          </table:table-cell>
          <table:table-cell office:value-type="float" office:value="17.217" calcext:value-type="float">
            <text:p>17,217</text:p>
          </table:table-cell>
          <table:table-cell table:formula="of:=([.C6]/4)^(1/3)*10" office:value-type="float" office:value="16.2666889687353" calcext:value-type="float">
            <text:p>16,2666889687353</text:p>
          </table:table-cell>
          <table:table-cell office:value-type="float" office:value="1172.01" calcext:value-type="float">
            <text:p>1172,01</text:p>
          </table:table-cell>
          <table:table-cell office:value-type="float" office:value="17.4186" calcext:value-type="float">
            <text:p>17,4186</text:p>
          </table:table-cell>
          <table:table-cell table:formula="of:=([.F6]/4)^(1/3)*10" office:value-type="float" office:value="16.3299335790361" calcext:value-type="float">
            <text:p>16,3299335790361</text:p>
          </table:table-cell>
          <table:table-cell office:value-type="float" office:value="1304.17" calcext:value-type="float">
            <text:p>1304,17</text:p>
          </table:table-cell>
          <table:table-cell office:value-type="float" office:value="18.797" calcext:value-type="float">
            <text:p>18,797</text:p>
          </table:table-cell>
          <table:table-cell table:formula="of:=([.I6]/4)^(1/3)*10" office:value-type="float" office:value="16.7497957946442" calcext:value-type="float">
            <text:p>16,7497957946442</text:p>
          </table:table-cell>
          <table:table-cell office:value-type="float" office:value="1333.8" calcext:value-type="float">
            <text:p>1333,8</text:p>
          </table:table-cell>
          <table:table-cell office:value-type="float" office:value="19.8136" calcext:value-type="float">
            <text:p>19,8136</text:p>
          </table:table-cell>
          <table:table-cell table:formula="of:=([.L6]/4)^(1/3)*10" office:value-type="float" office:value="17.0464703179181" calcext:value-type="float">
            <text:p>17,0464703179181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123.46" calcext:value-type="float">
            <text:p>1123,46</text:p>
          </table:table-cell>
          <table:table-cell office:value-type="float" office:value="17.1961" calcext:value-type="float">
            <text:p>17,1961</text:p>
          </table:table-cell>
          <table:table-cell table:formula="of:=([.C7]/4)^(1/3)*10" office:value-type="float" office:value="16.260104169624" calcext:value-type="float">
            <text:p>16,260104169624</text:p>
          </table:table-cell>
          <table:table-cell office:value-type="float" office:value="1188.98" calcext:value-type="float">
            <text:p>1188,98</text:p>
          </table:table-cell>
          <table:table-cell office:value-type="float" office:value="17.1677" calcext:value-type="float">
            <text:p>17,1677</text:p>
          </table:table-cell>
          <table:table-cell table:formula="of:=([.F7]/4)^(1/3)*10" office:value-type="float" office:value="16.2511478479119" calcext:value-type="float">
            <text:p>16,2511478479119</text:p>
          </table:table-cell>
          <table:table-cell office:value-type="float" office:value="1318" calcext:value-type="float">
            <text:p>1318</text:p>
          </table:table-cell>
          <table:table-cell office:value-type="float" office:value="18.5993" calcext:value-type="float">
            <text:p>18,5993</text:p>
          </table:table-cell>
          <table:table-cell table:formula="of:=([.I7]/4)^(1/3)*10" office:value-type="float" office:value="16.6908659577642" calcext:value-type="float">
            <text:p>16,6908659577642</text:p>
          </table:table-cell>
          <table:table-cell office:value-type="float" office:value="1319.69" calcext:value-type="float">
            <text:p>1319,69</text:p>
          </table:table-cell>
          <table:table-cell office:value-type="float" office:value="20.0256" calcext:value-type="float">
            <text:p>20,0256</text:p>
          </table:table-cell>
          <table:table-cell table:formula="of:=([.L7]/4)^(1/3)*10" office:value-type="float" office:value="17.107052253435" calcext:value-type="float">
            <text:p>17,107052253435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125.71" calcext:value-type="float">
            <text:p>1125,71</text:p>
          </table:table-cell>
          <table:table-cell office:value-type="float" office:value="17.1619" calcext:value-type="float">
            <text:p>17,1619</text:p>
          </table:table-cell>
          <table:table-cell table:formula="of:=([.C8]/4)^(1/3)*10" office:value-type="float" office:value="16.2493175255782" calcext:value-type="float">
            <text:p>16,2493175255782</text:p>
          </table:table-cell>
          <table:table-cell office:value-type="float" office:value="1182.52" calcext:value-type="float">
            <text:p>1182,52</text:p>
          </table:table-cell>
          <table:table-cell office:value-type="float" office:value="17.2632" calcext:value-type="float">
            <text:p>17,2632</text:p>
          </table:table-cell>
          <table:table-cell table:formula="of:=([.F8]/4)^(1/3)*10" office:value-type="float" office:value="16.2812259539164" calcext:value-type="float">
            <text:p>16,2812259539164</text:p>
          </table:table-cell>
          <table:table-cell office:value-type="float" office:value="1297.83" calcext:value-type="float">
            <text:p>1297,83</text:p>
          </table:table-cell>
          <table:table-cell office:value-type="float" office:value="18.8885" calcext:value-type="float">
            <text:p>18,8885</text:p>
          </table:table-cell>
          <table:table-cell table:formula="of:=([.I8]/4)^(1/3)*10" office:value-type="float" office:value="16.7769300219606" calcext:value-type="float">
            <text:p>16,7769300219606</text:p>
          </table:table-cell>
          <table:table-cell office:value-type="float" office:value="1340.96" calcext:value-type="float">
            <text:p>1340,96</text:p>
          </table:table-cell>
          <table:table-cell office:value-type="float" office:value="19.7075" calcext:value-type="float">
            <text:p>19,7075</text:p>
          </table:table-cell>
          <table:table-cell table:formula="of:=([.L8]/4)^(1/3)*10" office:value-type="float" office:value="17.0159884184626" calcext:value-type="float">
            <text:p>17,0159884184626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7.98" calcext:value-type="float">
            <text:p>1127,98</text:p>
          </table:table-cell>
          <table:table-cell office:value-type="float" office:value="17.127" calcext:value-type="float">
            <text:p>17,127</text:p>
          </table:table-cell>
          <table:table-cell table:formula="of:=([.C9]/4)^(1/3)*10" office:value-type="float" office:value="16.2382953188165" calcext:value-type="float">
            <text:p>16,2382953188165</text:p>
          </table:table-cell>
          <table:table-cell office:value-type="float" office:value="1170.61" calcext:value-type="float">
            <text:p>1170,61</text:p>
          </table:table-cell>
          <table:table-cell office:value-type="float" office:value="17.439" calcext:value-type="float">
            <text:p>17,439</text:p>
          </table:table-cell>
          <table:table-cell table:formula="of:=([.F9]/4)^(1/3)*10" office:value-type="float" office:value="16.3363060904051" calcext:value-type="float">
            <text:p>16,3363060904051</text:p>
          </table:table-cell>
          <table:table-cell office:value-type="float" office:value="1302.76" calcext:value-type="float">
            <text:p>1302,76</text:p>
          </table:table-cell>
          <table:table-cell office:value-type="float" office:value="18.8167" calcext:value-type="float">
            <text:p>18,8167</text:p>
          </table:table-cell>
          <table:table-cell table:formula="of:=([.I9]/4)^(1/3)*10" office:value-type="float" office:value="16.7556452346259" calcext:value-type="float">
            <text:p>16,7556452346259</text:p>
          </table:table-cell>
          <table:table-cell office:value-type="float" office:value="1325.55" calcext:value-type="float">
            <text:p>1325,55</text:p>
          </table:table-cell>
          <table:table-cell office:value-type="float" office:value="19.9374" calcext:value-type="float">
            <text:p>19,9374</text:p>
          </table:table-cell>
          <table:table-cell table:formula="of:=([.L9]/4)^(1/3)*10" office:value-type="float" office:value="17.08190007144" calcext:value-type="float">
            <text:p>17,08190007144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8.9" calcext:value-type="float">
            <text:p>1128,9</text:p>
          </table:table-cell>
          <table:table-cell office:value-type="float" office:value="17.1133" calcext:value-type="float">
            <text:p>17,1133</text:p>
          </table:table-cell>
          <table:table-cell table:formula="of:=([.C10]/4)^(1/3)*10" office:value-type="float" office:value="16.2339644574237" calcext:value-type="float">
            <text:p>16,2339644574237</text:p>
          </table:table-cell>
          <table:table-cell office:value-type="float" office:value="1184.32" calcext:value-type="float">
            <text:p>1184,32</text:p>
          </table:table-cell>
          <table:table-cell office:value-type="float" office:value="17.2356" calcext:value-type="float">
            <text:p>17,2356</text:p>
          </table:table-cell>
          <table:table-cell table:formula="of:=([.F10]/4)^(1/3)*10" office:value-type="float" office:value="16.2725446448186" calcext:value-type="float">
            <text:p>16,2725446448186</text:p>
          </table:table-cell>
          <table:table-cell office:value-type="float" office:value="1304.02" calcext:value-type="float">
            <text:p>1304,02</text:p>
          </table:table-cell>
          <table:table-cell office:value-type="float" office:value="18.799" calcext:value-type="float">
            <text:p>18,799</text:p>
          </table:table-cell>
          <table:table-cell table:formula="of:=([.I10]/4)^(1/3)*10" office:value-type="float" office:value="16.7503898327627" calcext:value-type="float">
            <text:p>16,7503898327627</text:p>
          </table:table-cell>
          <table:table-cell office:value-type="float" office:value="1328.87" calcext:value-type="float">
            <text:p>1328,87</text:p>
          </table:table-cell>
          <table:table-cell office:value-type="float" office:value="19.8879" calcext:value-type="float">
            <text:p>19,8879</text:p>
          </table:table-cell>
          <table:table-cell table:formula="of:=([.L10]/4)^(1/3)*10" office:value-type="float" office:value="17.0677515399912" calcext:value-type="float">
            <text:p>17,0677515399912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3.02" calcext:value-type="float">
            <text:p>1123,02</text:p>
          </table:table-cell>
          <table:table-cell office:value-type="float" office:value="17.2026" calcext:value-type="float">
            <text:p>17,2026</text:p>
          </table:table-cell>
          <table:table-cell table:formula="of:=([.C11]/4)^(1/3)*10" office:value-type="float" office:value="16.2621526450173" calcext:value-type="float">
            <text:p>16,2621526450173</text:p>
          </table:table-cell>
          <table:table-cell office:value-type="float" office:value="1171.05" calcext:value-type="float">
            <text:p>1171,05</text:p>
          </table:table-cell>
          <table:table-cell office:value-type="float" office:value="17.4315" calcext:value-type="float">
            <text:p>17,4315</text:p>
          </table:table-cell>
          <table:table-cell table:formula="of:=([.F11]/4)^(1/3)*10" office:value-type="float" office:value="16.333963833313" calcext:value-type="float">
            <text:p>16,333963833313</text:p>
          </table:table-cell>
          <table:table-cell office:value-type="float" office:value="1300.33" calcext:value-type="float">
            <text:p>1300,33</text:p>
          </table:table-cell>
          <table:table-cell office:value-type="float" office:value="18.8527" calcext:value-type="float">
            <text:p>18,8527</text:p>
          </table:table-cell>
          <table:table-cell table:formula="of:=([.I11]/4)^(1/3)*10" office:value-type="float" office:value="16.7663240280235" calcext:value-type="float">
            <text:p>16,7663240280235</text:p>
          </table:table-cell>
          <table:table-cell office:value-type="float" office:value="1332.94" calcext:value-type="float">
            <text:p>1332,94</text:p>
          </table:table-cell>
          <table:table-cell office:value-type="float" office:value="19.8261" calcext:value-type="float">
            <text:p>19,8261</text:p>
          </table:table-cell>
          <table:table-cell table:formula="of:=([.L11]/4)^(1/3)*10" office:value-type="float" office:value="17.0500543222585" calcext:value-type="float">
            <text:p>17,0500543222585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7.24" calcext:value-type="float">
            <text:p>1137,24</text:p>
          </table:table-cell>
          <table:table-cell office:value-type="float" office:value="16.987" calcext:value-type="float">
            <text:p>16,987</text:p>
          </table:table-cell>
          <table:table-cell table:formula="of:=([.C12]/4)^(1/3)*10" office:value-type="float" office:value="16.1939290364694" calcext:value-type="float">
            <text:p>16,1939290364694</text:p>
          </table:table-cell>
          <table:table-cell office:value-type="float" office:value="1178.65" calcext:value-type="float">
            <text:p>1178,65</text:p>
          </table:table-cell>
          <table:table-cell office:value-type="float" office:value="17.3188" calcext:value-type="float">
            <text:p>17,3188</text:p>
          </table:table-cell>
          <table:table-cell table:formula="of:=([.F12]/4)^(1/3)*10" office:value-type="float" office:value="16.2986863332136" calcext:value-type="float">
            <text:p>16,2986863332136</text:p>
          </table:table-cell>
          <table:table-cell office:value-type="float" office:value="1314.09" calcext:value-type="float">
            <text:p>1314,09</text:p>
          </table:table-cell>
          <table:table-cell office:value-type="float" office:value="18.6545" calcext:value-type="float">
            <text:p>18,6545</text:p>
          </table:table-cell>
          <table:table-cell table:formula="of:=([.I12]/4)^(1/3)*10" office:value-type="float" office:value="16.7073616652633" calcext:value-type="float">
            <text:p>16,7073616652633</text:p>
          </table:table-cell>
          <table:table-cell office:value-type="float" office:value="1323.37" calcext:value-type="float">
            <text:p>1323,37</text:p>
          </table:table-cell>
          <table:table-cell office:value-type="float" office:value="19.9699" calcext:value-type="float">
            <text:p>19,9699</text:p>
          </table:table-cell>
          <table:table-cell table:formula="of:=([.L12]/4)^(1/3)*10" office:value-type="float" office:value="17.0911767803457" calcext:value-type="float">
            <text:p>17,0911767803457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9.81" calcext:value-type="float">
            <text:p>1139,81</text:p>
          </table:table-cell>
          <table:table-cell office:value-type="float" office:value="16.949" calcext:value-type="float">
            <text:p>16,949</text:p>
          </table:table-cell>
          <table:table-cell table:formula="of:=([.C13]/4)^(1/3)*10" office:value-type="float" office:value="16.1818447222711" calcext:value-type="float">
            <text:p>16,1818447222711</text:p>
          </table:table-cell>
          <table:table-cell office:value-type="float" office:value="1186.51" calcext:value-type="float">
            <text:p>1186,51</text:p>
          </table:table-cell>
          <table:table-cell office:value-type="float" office:value="17.2043" calcext:value-type="float">
            <text:p>17,2043</text:p>
          </table:table-cell>
          <table:table-cell table:formula="of:=([.F13]/4)^(1/3)*10" office:value-type="float" office:value="16.2626883149912" calcext:value-type="float">
            <text:p>16,2626883149912</text:p>
          </table:table-cell>
          <table:table-cell office:value-type="float" office:value="1320.16" calcext:value-type="float">
            <text:p>1320,16</text:p>
          </table:table-cell>
          <table:table-cell office:value-type="float" office:value="18.5688" calcext:value-type="float">
            <text:p>18,5688</text:p>
          </table:table-cell>
          <table:table-cell table:formula="of:=([.I13]/4)^(1/3)*10" office:value-type="float" office:value="16.68173747924" calcext:value-type="float">
            <text:p>16,68173747924</text:p>
          </table:table-cell>
          <table:table-cell office:value-type="float" office:value="1351.37" calcext:value-type="float">
            <text:p>1351,37</text:p>
          </table:table-cell>
          <table:table-cell office:value-type="float" office:value="19.5568" calcext:value-type="float">
            <text:p>19,5568</text:p>
          </table:table-cell>
          <table:table-cell table:formula="of:=([.L13]/4)^(1/3)*10" office:value-type="float" office:value="16.972504573083" calcext:value-type="float">
            <text:p>16,972504573083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4.21" calcext:value-type="float">
            <text:p>1154,21</text:p>
          </table:table-cell>
          <table:table-cell office:value-type="float" office:value="16.7372" calcext:value-type="float">
            <text:p>16,7372</text:p>
          </table:table-cell>
          <table:table-cell table:formula="of:=([.C14]/4)^(1/3)*10" office:value-type="float" office:value="16.1141575249503" calcext:value-type="float">
            <text:p>16,1141575249503</text:p>
          </table:table-cell>
          <table:table-cell office:value-type="float" office:value="1211.57" calcext:value-type="float">
            <text:p>1211,57</text:p>
          </table:table-cell>
          <table:table-cell office:value-type="float" office:value="16.8476" calcext:value-type="float">
            <text:p>16,8476</text:p>
          </table:table-cell>
          <table:table-cell table:formula="of:=([.F14]/4)^(1/3)*10" office:value-type="float" office:value="16.1495100286832" calcext:value-type="float">
            <text:p>16,1495100286832</text:p>
          </table:table-cell>
          <table:table-cell office:value-type="float" office:value="1335.71" calcext:value-type="float">
            <text:p>1335,71</text:p>
          </table:table-cell>
          <table:table-cell office:value-type="float" office:value="18.3526" calcext:value-type="float">
            <text:p>18,3526</text:p>
          </table:table-cell>
          <table:table-cell table:formula="of:=([.I14]/4)^(1/3)*10" office:value-type="float" office:value="16.616741710361" calcext:value-type="float">
            <text:p>16,616741710361</text:p>
          </table:table-cell>
          <table:table-cell office:value-type="float" office:value="1361.11" calcext:value-type="float">
            <text:p>1361,11</text:p>
          </table:table-cell>
          <table:table-cell office:value-type="float" office:value="19.4161" calcext:value-type="float">
            <text:p>19,4161</text:p>
          </table:table-cell>
          <table:table-cell table:formula="of:=([.L14]/4)^(1/3)*10" office:value-type="float" office:value="16.9317040802648" calcext:value-type="float">
            <text:p>16,9317040802648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66.39" calcext:value-type="float">
            <text:p>1166,39</text:p>
          </table:table-cell>
          <table:table-cell office:value-type="float" office:value="16.5623" calcext:value-type="float">
            <text:p>16,5623</text:p>
          </table:table-cell>
          <table:table-cell table:formula="of:=([.C15]/4)^(1/3)*10" office:value-type="float" office:value="16.0578310855906" calcext:value-type="float">
            <text:p>16,0578310855906</text:p>
          </table:table-cell>
          <table:table-cell office:value-type="float" office:value="1213.51" calcext:value-type="float">
            <text:p>1213,51</text:p>
          </table:table-cell>
          <table:table-cell office:value-type="float" office:value="16.8214" calcext:value-type="float">
            <text:p>16,8214</text:p>
          </table:table-cell>
          <table:table-cell table:formula="of:=([.F15]/4)^(1/3)*10" office:value-type="float" office:value="16.1411342227372" calcext:value-type="float">
            <text:p>16,1411342227372</text:p>
          </table:table-cell>
          <table:table-cell office:value-type="float" office:value="1349.66" calcext:value-type="float">
            <text:p>1349,66</text:p>
          </table:table-cell>
          <table:table-cell office:value-type="float" office:value="18.1627" calcext:value-type="float">
            <text:p>18,1627</text:p>
          </table:table-cell>
          <table:table-cell table:formula="of:=([.I15]/4)^(1/3)*10" office:value-type="float" office:value="16.5592300415271" calcext:value-type="float">
            <text:p>16,5592300415271</text:p>
          </table:table-cell>
          <table:table-cell office:value-type="float" office:value="1378.71" calcext:value-type="float">
            <text:p>1378,71</text:p>
          </table:table-cell>
          <table:table-cell office:value-type="float" office:value="19.1681" calcext:value-type="float">
            <text:p>19,1681</text:p>
          </table:table-cell>
          <table:table-cell table:formula="of:=([.L15]/4)^(1/3)*10" office:value-type="float" office:value="16.8593059391661" calcext:value-type="float">
            <text:p>16,8593059391661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89.75" calcext:value-type="float">
            <text:p>1189,75</text:p>
          </table:table-cell>
          <table:table-cell office:value-type="float" office:value="16.2369" calcext:value-type="float">
            <text:p>16,2369</text:p>
          </table:table-cell>
          <table:table-cell table:formula="of:=([.C16]/4)^(1/3)*10" office:value-type="float" office:value="15.9519718607853" calcext:value-type="float">
            <text:p>15,9519718607853</text:p>
          </table:table-cell>
          <table:table-cell office:value-type="float" office:value="1251" calcext:value-type="float">
            <text:p>1251</text:p>
          </table:table-cell>
          <table:table-cell office:value-type="float" office:value="16.3163" calcext:value-type="float">
            <text:p>16,3163</text:p>
          </table:table-cell>
          <table:table-cell table:formula="of:=([.F16]/4)^(1/3)*10" office:value-type="float" office:value="15.9779318157801" calcext:value-type="float">
            <text:p>15,9779318157801</text:p>
          </table:table-cell>
          <table:table-cell office:value-type="float" office:value="1388.16" calcext:value-type="float">
            <text:p>1388,16</text:p>
          </table:table-cell>
          <table:table-cell office:value-type="float" office:value="17.6589" calcext:value-type="float">
            <text:p>17,6589</text:p>
          </table:table-cell>
          <table:table-cell table:formula="of:=([.I16]/4)^(1/3)*10" office:value-type="float" office:value="16.4046846125495" calcext:value-type="float">
            <text:p>16,4046846125495</text:p>
          </table:table-cell>
          <table:table-cell office:value-type="float" office:value="1408.64" calcext:value-type="float">
            <text:p>1408,64</text:p>
          </table:table-cell>
          <table:table-cell office:value-type="float" office:value="18.7607" calcext:value-type="float">
            <text:p>18,7607</text:p>
          </table:table-cell>
          <table:table-cell table:formula="of:=([.L16]/4)^(1/3)*10" office:value-type="float" office:value="16.7390066722537" calcext:value-type="float">
            <text:p>16,7390066722537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25.26" calcext:value-type="float">
            <text:p>1225,26</text:p>
          </table:table-cell>
          <table:table-cell office:value-type="float" office:value="15.7662" calcext:value-type="float">
            <text:p>15,7662</text:p>
          </table:table-cell>
          <table:table-cell table:formula="of:=([.C17]/4)^(1/3)*10" office:value-type="float" office:value="15.7963111614769" calcext:value-type="float">
            <text:p>15,7963111614769</text:p>
          </table:table-cell>
          <table:table-cell office:value-type="float" office:value="1283.15" calcext:value-type="float">
            <text:p>1283,15</text:p>
          </table:table-cell>
          <table:table-cell office:value-type="float" office:value="15.9073" calcext:value-type="float">
            <text:p>15,9073</text:p>
          </table:table-cell>
          <table:table-cell table:formula="of:=([.F17]/4)^(1/3)*10" office:value-type="float" office:value="15.8432944398396" calcext:value-type="float">
            <text:p>15,8432944398396</text:p>
          </table:table-cell>
          <table:table-cell office:value-type="float" office:value="1418.21" calcext:value-type="float">
            <text:p>1418,21</text:p>
          </table:table-cell>
          <table:table-cell office:value-type="float" office:value="17.2848" calcext:value-type="float">
            <text:p>17,2848</text:p>
          </table:table-cell>
          <table:table-cell table:formula="of:=([.I17]/4)^(1/3)*10" office:value-type="float" office:value="16.2880135697474" calcext:value-type="float">
            <text:p>16,2880135697474</text:p>
          </table:table-cell>
          <table:table-cell office:value-type="float" office:value="1452.63" calcext:value-type="float">
            <text:p>1452,63</text:p>
          </table:table-cell>
          <table:table-cell office:value-type="float" office:value="18.1926" calcext:value-type="float">
            <text:p>18,1926</text:p>
          </table:table-cell>
          <table:table-cell table:formula="of:=([.L17]/4)^(1/3)*10" office:value-type="float" office:value="16.5683118324493" calcext:value-type="float">
            <text:p>16,5683118324493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48.92" calcext:value-type="float">
            <text:p>1248,92</text:p>
          </table:table-cell>
          <table:table-cell office:value-type="float" office:value="15.4674" calcext:value-type="float">
            <text:p>15,4674</text:p>
          </table:table-cell>
          <table:table-cell table:formula="of:=([.C18]/4)^(1/3)*10" office:value-type="float" office:value="15.6958838114515" calcext:value-type="float">
            <text:p>15,6958838114515</text:p>
          </table:table-cell>
          <table:table-cell office:value-type="float" office:value="1300.45" calcext:value-type="float">
            <text:p>1300,45</text:p>
          </table:table-cell>
          <table:table-cell office:value-type="float" office:value="15.6958" calcext:value-type="float">
            <text:p>15,6958</text:p>
          </table:table-cell>
          <table:table-cell table:formula="of:=([.F18]/4)^(1/3)*10" office:value-type="float" office:value="15.7727645949271" calcext:value-type="float">
            <text:p>15,7727645949271</text:p>
          </table:table-cell>
          <table:table-cell office:value-type="float" office:value="1444.7" calcext:value-type="float">
            <text:p>1444,7</text:p>
          </table:table-cell>
          <table:table-cell office:value-type="float" office:value="16.9675" calcext:value-type="float">
            <text:p>16,9675</text:p>
          </table:table-cell>
          <table:table-cell table:formula="of:=([.I18]/4)^(1/3)*10" office:value-type="float" office:value="16.1877301289566" calcext:value-type="float">
            <text:p>16,1877301289566</text:p>
          </table:table-cell>
          <table:table-cell office:value-type="float" office:value="1466.62" calcext:value-type="float">
            <text:p>1466,62</text:p>
          </table:table-cell>
          <table:table-cell office:value-type="float" office:value="18.019" calcext:value-type="float">
            <text:p>18,019</text:p>
          </table:table-cell>
          <table:table-cell table:formula="of:=([.L18]/4)^(1/3)*10" office:value-type="float" office:value="16.5154431478684" calcext:value-type="float">
            <text:p>16,5154431478684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9.01" calcext:value-type="float">
            <text:p>1269,01</text:p>
          </table:table-cell>
          <table:table-cell office:value-type="float" office:value="15.2224" calcext:value-type="float">
            <text:p>15,2224</text:p>
          </table:table-cell>
          <table:table-cell table:formula="of:=([.C19]/4)^(1/3)*10" office:value-type="float" office:value="15.6125693132162" calcext:value-type="float">
            <text:p>15,6125693132162</text:p>
          </table:table-cell>
          <table:table-cell office:value-type="float" office:value="1329.01" calcext:value-type="float">
            <text:p>1329,01</text:p>
          </table:table-cell>
          <table:table-cell office:value-type="float" office:value="15.3581" calcext:value-type="float">
            <text:p>15,3581</text:p>
          </table:table-cell>
          <table:table-cell table:formula="of:=([.F19]/4)^(1/3)*10" office:value-type="float" office:value="15.6588248567555" calcext:value-type="float">
            <text:p>15,6588248567555</text:p>
          </table:table-cell>
          <table:table-cell office:value-type="float" office:value="1476.23" calcext:value-type="float">
            <text:p>1476,23</text:p>
          </table:table-cell>
          <table:table-cell office:value-type="float" office:value="16.6053" calcext:value-type="float">
            <text:p>16,6053</text:p>
          </table:table-cell>
          <table:table-cell table:formula="of:=([.I19]/4)^(1/3)*10" office:value-type="float" office:value="16.071715832608" calcext:value-type="float">
            <text:p>16,071715832608</text:p>
          </table:table-cell>
          <table:table-cell office:value-type="float" office:value="1494.07" calcext:value-type="float">
            <text:p>1494,07</text:p>
          </table:table-cell>
          <table:table-cell office:value-type="float" office:value="17.6885" calcext:value-type="float">
            <text:p>17,6885</text:p>
          </table:table-cell>
          <table:table-cell table:formula="of:=([.L19]/4)^(1/3)*10" office:value-type="float" office:value="16.4138453871263" calcext:value-type="float">
            <text:p>16,4138453871263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8.22" calcext:value-type="float">
            <text:p>1288,22</text:p>
          </table:table-cell>
          <table:table-cell office:value-type="float" office:value="14.9954" calcext:value-type="float">
            <text:p>14,9954</text:p>
          </table:table-cell>
          <table:table-cell table:formula="of:=([.C20]/4)^(1/3)*10" office:value-type="float" office:value="15.5345742263397" calcext:value-type="float">
            <text:p>15,5345742263397</text:p>
          </table:table-cell>
          <table:table-cell office:value-type="float" office:value="1347.21" calcext:value-type="float">
            <text:p>1347,21</text:p>
          </table:table-cell>
          <table:table-cell office:value-type="float" office:value="15.1506" calcext:value-type="float">
            <text:p>15,1506</text:p>
          </table:table-cell>
          <table:table-cell table:formula="of:=([.F20]/4)^(1/3)*10" office:value-type="float" office:value="15.5879838433811" calcext:value-type="float">
            <text:p>15,5879838433811</text:p>
          </table:table-cell>
          <table:table-cell office:value-type="float" office:value="1493.16" calcext:value-type="float">
            <text:p>1493,16</text:p>
          </table:table-cell>
          <table:table-cell office:value-type="float" office:value="16.4168" calcext:value-type="float">
            <text:p>16,4168</text:p>
          </table:table-cell>
          <table:table-cell table:formula="of:=([.I20]/4)^(1/3)*10" office:value-type="float" office:value="16.0106699662404" calcext:value-type="float">
            <text:p>16,0106699662404</text:p>
          </table:table-cell>
          <table:table-cell office:value-type="float" office:value="1513.17" calcext:value-type="float">
            <text:p>1513,17</text:p>
          </table:table-cell>
          <table:table-cell office:value-type="float" office:value="17.4646" calcext:value-type="float">
            <text:p>17,4646</text:p>
          </table:table-cell>
          <table:table-cell table:formula="of:=([.L20]/4)^(1/3)*10" office:value-type="float" office:value="16.3442959400226" calcext:value-type="float">
            <text:p>16,3442959400226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26.59" calcext:value-type="float">
            <text:p>1326,59</text:p>
          </table:table-cell>
          <table:table-cell office:value-type="float" office:value="14.5615" calcext:value-type="float">
            <text:p>14,5615</text:p>
          </table:table-cell>
          <table:table-cell table:formula="of:=([.C21]/4)^(1/3)*10" office:value-type="float" office:value="15.3832715973723" calcext:value-type="float">
            <text:p>15,3832715973723</text:p>
          </table:table-cell>
          <table:table-cell office:value-type="float" office:value="1381.64" calcext:value-type="float">
            <text:p>1381,64</text:p>
          </table:table-cell>
          <table:table-cell office:value-type="float" office:value="14.773" calcext:value-type="float">
            <text:p>14,773</text:p>
          </table:table-cell>
          <table:table-cell table:formula="of:=([.F21]/4)^(1/3)*10" office:value-type="float" office:value="15.457392523603" calcext:value-type="float">
            <text:p>15,457392523603</text:p>
          </table:table-cell>
          <table:table-cell office:value-type="float" office:value="1533.65" calcext:value-type="float">
            <text:p>1533,65</text:p>
          </table:table-cell>
          <table:table-cell office:value-type="float" office:value="15.9835" calcext:value-type="float">
            <text:p>15,9835</text:p>
          </table:table-cell>
          <table:table-cell table:formula="of:=([.I21]/4)^(1/3)*10" office:value-type="float" office:value="15.8685519517529" calcext:value-type="float">
            <text:p>15,8685519517529</text:p>
          </table:table-cell>
          <table:table-cell office:value-type="float" office:value="1563.43" calcext:value-type="float">
            <text:p>1563,43</text:p>
          </table:table-cell>
          <table:table-cell office:value-type="float" office:value="16.9038" calcext:value-type="float">
            <text:p>16,9038</text:p>
          </table:table-cell>
          <table:table-cell table:formula="of:=([.L21]/4)^(1/3)*10" office:value-type="float" office:value="16.1674472054976" calcext:value-type="float">
            <text:p>16,1674472054976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56.51" calcext:value-type="float">
            <text:p>1356,51</text:p>
          </table:table-cell>
          <table:table-cell office:value-type="float" office:value="14.2403" calcext:value-type="float">
            <text:p>14,2403</text:p>
          </table:table-cell>
          <table:table-cell table:formula="of:=([.C22]/4)^(1/3)*10" office:value-type="float" office:value="15.2693206698541" calcext:value-type="float">
            <text:p>15,2693206698541</text:p>
          </table:table-cell>
          <table:table-cell office:value-type="float" office:value="1413.71" calcext:value-type="float">
            <text:p>1413,71</text:p>
          </table:table-cell>
          <table:table-cell office:value-type="float" office:value="14.4378" calcext:value-type="float">
            <text:p>14,4378</text:p>
          </table:table-cell>
          <table:table-cell table:formula="of:=([.F22]/4)^(1/3)*10" office:value-type="float" office:value="15.3395873459071" calcext:value-type="float">
            <text:p>15,3395873459071</text:p>
          </table:table-cell>
          <table:table-cell office:value-type="float" office:value="1566.22" calcext:value-type="float">
            <text:p>1566,22</text:p>
          </table:table-cell>
          <table:table-cell office:value-type="float" office:value="15.6512" calcext:value-type="float">
            <text:p>15,6512</text:p>
          </table:table-cell>
          <table:table-cell table:formula="of:=([.I22]/4)^(1/3)*10" office:value-type="float" office:value="15.7578108565725" calcext:value-type="float">
            <text:p>15,7578108565725</text:p>
          </table:table-cell>
          <table:table-cell office:value-type="float" office:value="1594.4" calcext:value-type="float">
            <text:p>1594,4</text:p>
          </table:table-cell>
          <table:table-cell office:value-type="float" office:value="16.5764" calcext:value-type="float">
            <text:p>16,5764</text:p>
          </table:table-cell>
          <table:table-cell table:formula="of:=([.L22]/4)^(1/3)*10" office:value-type="float" office:value="16.0623866363935" calcext:value-type="float">
            <text:p>16,0623866363935</text:p>
          </table:table-cell>
          <table:table-cell table:style-name="Default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13" table:number-rows-spanned="1">
            <text:p>SrCl2</text:p>
          </table:table-cell>
          <table:covered-table-cell table:number-columns-repeated="12" table:style-name="ce2"/>
          <table:table-cell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52 mol/kg</text:p>
          </table:table-cell>
          <table:table-cell office:value-type="string" calcext:value-type="string">
            <text:p>Volume (nm³) – 2.52 mol/kg</text:p>
          </table:table-cell>
          <table:table-cell office:value-type="string" calcext:value-type="string">
            <text:p>side_small_L (Å) – 2.52 mol/kg</text:p>
          </table:table-cell>
          <table:table-cell office:value-type="string" calcext:value-type="string">
            <text:p>Rho (kg/m³) – 4.62 mol/kg</text:p>
          </table:table-cell>
          <table:table-cell office:value-type="string" calcext:value-type="string">
            <text:p>Volume (nm³) – 4.62 mol/kg</text:p>
          </table:table-cell>
          <table:table-cell office:value-type="string" calcext:value-type="string">
            <text:p>side_small_L (Å) – 4.62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2.89 mol/kg</text:p>
          </table:table-cell>
          <table:table-cell office:value-type="string" calcext:value-type="string">
            <text:p>Volume (nm³) – 32.89 mol/kg</text:p>
          </table:table-cell>
          <table:table-cell office:value-type="string" calcext:value-type="string">
            <text:p>side_small_L (Å) – 32.89 mol/kg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1220.22" calcext:value-type="float">
            <text:p>1220,22</text:p>
          </table:table-cell>
          <table:table-cell office:value-type="float" office:value="17.5563" calcext:value-type="float">
            <text:p>17,5563</text:p>
          </table:table-cell>
          <table:table-cell table:formula="of:=([.C26]/4)^(1/3)*10" office:value-type="float" office:value="16.3728519218667" calcext:value-type="float">
            <text:p>16,3728519218667</text:p>
          </table:table-cell>
          <table:table-cell office:value-type="float" office:value="1386.63" calcext:value-type="float">
            <text:p>1386,63</text:p>
          </table:table-cell>
          <table:table-cell office:value-type="float" office:value="17.4503" calcext:value-type="float">
            <text:p>17,4503</text:p>
          </table:table-cell>
          <table:table-cell table:formula="of:=([.F26]/4)^(1/3)*10" office:value-type="float" office:value="16.3398338232869" calcext:value-type="float">
            <text:p>16,3398338232869</text:p>
          </table:table-cell>
          <table:table-cell office:value-type="float" office:value="1902.65" calcext:value-type="float">
            <text:p>1902,65</text:p>
          </table:table-cell>
          <table:table-cell office:value-type="float" office:value="18.1886" calcext:value-type="float">
            <text:p>18,1886</text:p>
          </table:table-cell>
          <table:table-cell table:formula="of:=([.I26]/4)^(1/3)*10" office:value-type="float" office:value="16.5670974539826" calcext:value-type="float">
            <text:p>16,5670974539826</text:p>
          </table:table-cell>
          <table:table-cell office:value-type="float" office:value="2076.94" calcext:value-type="float">
            <text:p>2076,94</text:p>
          </table:table-cell>
          <table:table-cell office:value-type="float" office:value="19.0057" calcext:value-type="float">
            <text:p>19,0057</text:p>
          </table:table-cell>
          <table:table-cell table:formula="of:=([.L26]/4)^(1/3)*10" office:value-type="float" office:value="16.8115578536275" calcext:value-type="float">
            <text:p>16,8115578536275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220.49" calcext:value-type="float">
            <text:p>1220,49</text:p>
          </table:table-cell>
          <table:table-cell office:value-type="float" office:value="17.552" calcext:value-type="float">
            <text:p>17,552</text:p>
          </table:table-cell>
          <table:table-cell table:formula="of:=([.C27]/4)^(1/3)*10" office:value-type="float" office:value="16.3715150985817" calcext:value-type="float">
            <text:p>16,3715150985817</text:p>
          </table:table-cell>
          <table:table-cell office:value-type="float" office:value="1382.33" calcext:value-type="float">
            <text:p>1382,33</text:p>
          </table:table-cell>
          <table:table-cell office:value-type="float" office:value="17.5051" calcext:value-type="float">
            <text:p>17,5051</text:p>
          </table:table-cell>
          <table:table-cell table:formula="of:=([.F27]/4)^(1/3)*10" office:value-type="float" office:value="16.3569202002634" calcext:value-type="float">
            <text:p>16,3569202002634</text:p>
          </table:table-cell>
          <table:table-cell office:value-type="float" office:value="1900.83" calcext:value-type="float">
            <text:p>1900,83</text:p>
          </table:table-cell>
          <table:table-cell office:value-type="float" office:value="18.2059" calcext:value-type="float">
            <text:p>18,2059</text:p>
          </table:table-cell>
          <table:table-cell table:formula="of:=([.I27]/4)^(1/3)*10" office:value-type="float" office:value="16.572348361409" calcext:value-type="float">
            <text:p>16,572348361409</text:p>
          </table:table-cell>
          <table:table-cell office:value-type="float" office:value="2092.13" calcext:value-type="float">
            <text:p>2092,13</text:p>
          </table:table-cell>
          <table:table-cell office:value-type="float" office:value="18.867" calcext:value-type="float">
            <text:p>18,867</text:p>
          </table:table-cell>
          <table:table-cell table:formula="of:=([.L27]/4)^(1/3)*10" office:value-type="float" office:value="16.7705621095582" calcext:value-type="float">
            <text:p>16,7705621095582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219.17" calcext:value-type="float">
            <text:p>1219,17</text:p>
          </table:table-cell>
          <table:table-cell office:value-type="float" office:value="17.5707" calcext:value-type="float">
            <text:p>17,5707</text:p>
          </table:table-cell>
          <table:table-cell table:formula="of:=([.C28]/4)^(1/3)*10" office:value-type="float" office:value="16.3773271365821" calcext:value-type="float">
            <text:p>16,3773271365821</text:p>
          </table:table-cell>
          <table:table-cell office:value-type="float" office:value="1380.57" calcext:value-type="float">
            <text:p>1380,57</text:p>
          </table:table-cell>
          <table:table-cell office:value-type="float" office:value="17.5271" calcext:value-type="float">
            <text:p>17,5271</text:p>
          </table:table-cell>
          <table:table-cell table:formula="of:=([.F28]/4)^(1/3)*10" office:value-type="float" office:value="16.3637696631491" calcext:value-type="float">
            <text:p>16,3637696631491</text:p>
          </table:table-cell>
          <table:table-cell office:value-type="float" office:value="1901.65" calcext:value-type="float">
            <text:p>1901,65</text:p>
          </table:table-cell>
          <table:table-cell office:value-type="float" office:value="18.1983" calcext:value-type="float">
            <text:p>18,1983</text:p>
          </table:table-cell>
          <table:table-cell table:formula="of:=([.I28]/4)^(1/3)*10" office:value-type="float" office:value="16.5700420142466" calcext:value-type="float">
            <text:p>16,5700420142466</text:p>
          </table:table-cell>
          <table:table-cell office:value-type="float" office:value="2072.69" calcext:value-type="float">
            <text:p>2072,69</text:p>
          </table:table-cell>
          <table:table-cell office:value-type="float" office:value="19.0439" calcext:value-type="float">
            <text:p>19,0439</text:p>
          </table:table-cell>
          <table:table-cell table:formula="of:=([.L28]/4)^(1/3)*10" office:value-type="float" office:value="16.8228136300735" calcext:value-type="float">
            <text:p>16,8228136300735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226.76" calcext:value-type="float">
            <text:p>1226,76</text:p>
          </table:table-cell>
          <table:table-cell office:value-type="float" office:value="17.4619" calcext:value-type="float">
            <text:p>17,4619</text:p>
          </table:table-cell>
          <table:table-cell table:formula="of:=([.C29]/4)^(1/3)*10" office:value-type="float" office:value="16.3434536290362" calcext:value-type="float">
            <text:p>16,3434536290362</text:p>
          </table:table-cell>
          <table:table-cell office:value-type="float" office:value="1386.21" calcext:value-type="float">
            <text:p>1386,21</text:p>
          </table:table-cell>
          <table:table-cell office:value-type="float" office:value="17.4558" calcext:value-type="float">
            <text:p>17,4558</text:p>
          </table:table-cell>
          <table:table-cell table:formula="of:=([.F29]/4)^(1/3)*10" office:value-type="float" office:value="16.3415503104153" calcext:value-type="float">
            <text:p>16,3415503104153</text:p>
          </table:table-cell>
          <table:table-cell office:value-type="float" office:value="1914.83" calcext:value-type="float">
            <text:p>1914,83</text:p>
          </table:table-cell>
          <table:table-cell office:value-type="float" office:value="18.0727" calcext:value-type="float">
            <text:p>18,0727</text:p>
          </table:table-cell>
          <table:table-cell table:formula="of:=([.I29]/4)^(1/3)*10" office:value-type="float" office:value="16.531833249624" calcext:value-type="float">
            <text:p>16,531833249624</text:p>
          </table:table-cell>
          <table:table-cell office:value-type="float" office:value="2079.14" calcext:value-type="float">
            <text:p>2079,14</text:p>
          </table:table-cell>
          <table:table-cell office:value-type="float" office:value="18.9857" calcext:value-type="float">
            <text:p>18,9857</text:p>
          </table:table-cell>
          <table:table-cell table:formula="of:=([.L29]/4)^(1/3)*10" office:value-type="float" office:value="16.8056587607845" calcext:value-type="float">
            <text:p>16,8056587607845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22.51" calcext:value-type="float">
            <text:p>1222,51</text:p>
          </table:table-cell>
          <table:table-cell office:value-type="float" office:value="17.5228" calcext:value-type="float">
            <text:p>17,5228</text:p>
          </table:table-cell>
          <table:table-cell table:formula="of:=([.C30]/4)^(1/3)*10" office:value-type="float" office:value="16.3624313553364" calcext:value-type="float">
            <text:p>16,3624313553364</text:p>
          </table:table-cell>
          <table:table-cell office:value-type="float" office:value="1384.83" calcext:value-type="float">
            <text:p>1384,83</text:p>
          </table:table-cell>
          <table:table-cell office:value-type="float" office:value="17.4735" calcext:value-type="float">
            <text:p>17,4735</text:p>
          </table:table-cell>
          <table:table-cell table:formula="of:=([.F30]/4)^(1/3)*10" office:value-type="float" office:value="16.3470718320408" calcext:value-type="float">
            <text:p>16,3470718320408</text:p>
          </table:table-cell>
          <table:table-cell office:value-type="float" office:value="1916.44" calcext:value-type="float">
            <text:p>1916,44</text:p>
          </table:table-cell>
          <table:table-cell office:value-type="float" office:value="18.0576" calcext:value-type="float">
            <text:p>18,0576</text:p>
          </table:table-cell>
          <table:table-cell table:formula="of:=([.I30]/4)^(1/3)*10" office:value-type="float" office:value="16.5272277721599" calcext:value-type="float">
            <text:p>16,5272277721599</text:p>
          </table:table-cell>
          <table:table-cell office:value-type="float" office:value="2094.32" calcext:value-type="float">
            <text:p>2094,32</text:p>
          </table:table-cell>
          <table:table-cell office:value-type="float" office:value="18.8478" calcext:value-type="float">
            <text:p>18,8478</text:p>
          </table:table-cell>
          <table:table-cell table:formula="of:=([.L30]/4)^(1/3)*10" office:value-type="float" office:value="16.7648713252914" calcext:value-type="float">
            <text:p>16,7648713252914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223.52" calcext:value-type="float">
            <text:p>1223,52</text:p>
          </table:table-cell>
          <table:table-cell office:value-type="float" office:value="17.5081" calcext:value-type="float">
            <text:p>17,5081</text:p>
          </table:table-cell>
          <table:table-cell table:formula="of:=([.C31]/4)^(1/3)*10" office:value-type="float" office:value="16.3578545557301" calcext:value-type="float">
            <text:p>16,3578545557301</text:p>
          </table:table-cell>
          <table:table-cell office:value-type="float" office:value="1386.73" calcext:value-type="float">
            <text:p>1386,73</text:p>
          </table:table-cell>
          <table:table-cell office:value-type="float" office:value="17.4494" calcext:value-type="float">
            <text:p>17,4494</text:p>
          </table:table-cell>
          <table:table-cell table:formula="of:=([.F31]/4)^(1/3)*10" office:value-type="float" office:value="16.3395529092383" calcext:value-type="float">
            <text:p>16,3395529092383</text:p>
          </table:table-cell>
          <table:table-cell office:value-type="float" office:value="1900.75" calcext:value-type="float">
            <text:p>1900,75</text:p>
          </table:table-cell>
          <table:table-cell office:value-type="float" office:value="18.2067" calcext:value-type="float">
            <text:p>18,2067</text:p>
          </table:table-cell>
          <table:table-cell table:formula="of:=([.I31]/4)^(1/3)*10" office:value-type="float" office:value="16.5725910974543" calcext:value-type="float">
            <text:p>16,5725910974543</text:p>
          </table:table-cell>
          <table:table-cell office:value-type="float" office:value="2076.29" calcext:value-type="float">
            <text:p>2076,29</text:p>
          </table:table-cell>
          <table:table-cell office:value-type="float" office:value="19.0123" calcext:value-type="float">
            <text:p>19,0123</text:p>
          </table:table-cell>
          <table:table-cell table:formula="of:=([.L31]/4)^(1/3)*10" office:value-type="float" office:value="16.8135036460405" calcext:value-type="float">
            <text:p>16,8135036460405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3.23" calcext:value-type="float">
            <text:p>1223,23</text:p>
          </table:table-cell>
          <table:table-cell office:value-type="float" office:value="17.5122" calcext:value-type="float">
            <text:p>17,5122</text:p>
          </table:table-cell>
          <table:table-cell table:formula="of:=([.C32]/4)^(1/3)*10" office:value-type="float" office:value="16.3591313356044" calcext:value-type="float">
            <text:p>16,3591313356044</text:p>
          </table:table-cell>
          <table:table-cell office:value-type="float" office:value="1388.93" calcext:value-type="float">
            <text:p>1388,93</text:p>
          </table:table-cell>
          <table:table-cell office:value-type="float" office:value="17.4216" calcext:value-type="float">
            <text:p>17,4216</text:p>
          </table:table-cell>
          <table:table-cell table:formula="of:=([.F32]/4)^(1/3)*10" office:value-type="float" office:value="16.3308710249944" calcext:value-type="float">
            <text:p>16,3308710249944</text:p>
          </table:table-cell>
          <table:table-cell office:value-type="float" office:value="1916.67" calcext:value-type="float">
            <text:p>1916,67</text:p>
          </table:table-cell>
          <table:table-cell office:value-type="float" office:value="18.0556" calcext:value-type="float">
            <text:p>18,0556</text:p>
          </table:table-cell>
          <table:table-cell table:formula="of:=([.I32]/4)^(1/3)*10" office:value-type="float" office:value="16.5266175826191" calcext:value-type="float">
            <text:p>16,5266175826191</text:p>
          </table:table-cell>
          <table:table-cell office:value-type="float" office:value="2078.77" calcext:value-type="float">
            <text:p>2078,77</text:p>
          </table:table-cell>
          <table:table-cell office:value-type="float" office:value="18.9879" calcext:value-type="float">
            <text:p>18,9879</text:p>
          </table:table-cell>
          <table:table-cell table:formula="of:=([.L32]/4)^(1/3)*10" office:value-type="float" office:value="16.8063078637284" calcext:value-type="float">
            <text:p>16,8063078637284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1.84" calcext:value-type="float">
            <text:p>1221,84</text:p>
          </table:table-cell>
          <table:table-cell office:value-type="float" office:value="17.5322" calcext:value-type="float">
            <text:p>17,5322</text:p>
          </table:table-cell>
          <table:table-cell table:formula="of:=([.C33]/4)^(1/3)*10" office:value-type="float" office:value="16.3653566747301" calcext:value-type="float">
            <text:p>16,3653566747301</text:p>
          </table:table-cell>
          <table:table-cell office:value-type="float" office:value="1385.4" calcext:value-type="float">
            <text:p>1385,4</text:p>
          </table:table-cell>
          <table:table-cell office:value-type="float" office:value="17.4659" calcext:value-type="float">
            <text:p>17,4659</text:p>
          </table:table-cell>
          <table:table-cell table:formula="of:=([.F33]/4)^(1/3)*10" office:value-type="float" office:value="16.3447014662021" calcext:value-type="float">
            <text:p>16,3447014662021</text:p>
          </table:table-cell>
          <table:table-cell office:value-type="float" office:value="1912.73" calcext:value-type="float">
            <text:p>1912,73</text:p>
          </table:table-cell>
          <table:table-cell office:value-type="float" office:value="18.0928" calcext:value-type="float">
            <text:p>18,0928</text:p>
          </table:table-cell>
          <table:table-cell table:formula="of:=([.I33]/4)^(1/3)*10" office:value-type="float" office:value="16.5379597412615" calcext:value-type="float">
            <text:p>16,5379597412615</text:p>
          </table:table-cell>
          <table:table-cell office:value-type="float" office:value="2075.41" calcext:value-type="float">
            <text:p>2075,41</text:p>
          </table:table-cell>
          <table:table-cell office:value-type="float" office:value="19.0197" calcext:value-type="float">
            <text:p>19,0197</text:p>
          </table:table-cell>
          <table:table-cell table:formula="of:=([.L33]/4)^(1/3)*10" office:value-type="float" office:value="16.8156847566576" calcext:value-type="float">
            <text:p>16,8156847566576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3.17" calcext:value-type="float">
            <text:p>1223,17</text:p>
          </table:table-cell>
          <table:table-cell office:value-type="float" office:value="17.513" calcext:value-type="float">
            <text:p>17,513</text:p>
          </table:table-cell>
          <table:table-cell table:formula="of:=([.C34]/4)^(1/3)*10" office:value-type="float" office:value="16.3593804401484" calcext:value-type="float">
            <text:p>16,3593804401484</text:p>
          </table:table-cell>
          <table:table-cell office:value-type="float" office:value="1387.8" calcext:value-type="float">
            <text:p>1387,8</text:p>
          </table:table-cell>
          <table:table-cell office:value-type="float" office:value="17.4357" calcext:value-type="float">
            <text:p>17,4357</text:p>
          </table:table-cell>
          <table:table-cell table:formula="of:=([.F34]/4)^(1/3)*10" office:value-type="float" office:value="16.335275580037" calcext:value-type="float">
            <text:p>16,335275580037</text:p>
          </table:table-cell>
          <table:table-cell office:value-type="float" office:value="1914.79" calcext:value-type="float">
            <text:p>1914,79</text:p>
          </table:table-cell>
          <table:table-cell office:value-type="float" office:value="18.0732" calcext:value-type="float">
            <text:p>18,0732</text:p>
          </table:table-cell>
          <table:table-cell table:formula="of:=([.I34]/4)^(1/3)*10" office:value-type="float" office:value="16.5319857049922" calcext:value-type="float">
            <text:p>16,5319857049922</text:p>
          </table:table-cell>
          <table:table-cell office:value-type="float" office:value="2078.89" calcext:value-type="float">
            <text:p>2078,89</text:p>
          </table:table-cell>
          <table:table-cell office:value-type="float" office:value="18.988" calcext:value-type="float">
            <text:p>18,988</text:p>
          </table:table-cell>
          <table:table-cell table:formula="of:=([.L34]/4)^(1/3)*10" office:value-type="float" office:value="16.8063373672163" calcext:value-type="float">
            <text:p>16,8063373672163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8.03" calcext:value-type="float">
            <text:p>1228,03</text:p>
          </table:table-cell>
          <table:table-cell office:value-type="float" office:value="17.4437" calcext:value-type="float">
            <text:p>17,4437</text:p>
          </table:table-cell>
          <table:table-cell table:formula="of:=([.C35]/4)^(1/3)*10" office:value-type="float" office:value="16.3377735625827" calcext:value-type="float">
            <text:p>16,3377735625827</text:p>
          </table:table-cell>
          <table:table-cell office:value-type="float" office:value="1391.78" calcext:value-type="float">
            <text:p>1391,78</text:p>
          </table:table-cell>
          <table:table-cell office:value-type="float" office:value="17.386" calcext:value-type="float">
            <text:p>17,386</text:p>
          </table:table-cell>
          <table:table-cell table:formula="of:=([.F35]/4)^(1/3)*10" office:value-type="float" office:value="16.3197397193527" calcext:value-type="float">
            <text:p>16,3197397193527</text:p>
          </table:table-cell>
          <table:table-cell office:value-type="float" office:value="1911.2" calcext:value-type="float">
            <text:p>1911,2</text:p>
          </table:table-cell>
          <table:table-cell office:value-type="float" office:value="18.1071" calcext:value-type="float">
            <text:p>18,1071</text:p>
          </table:table-cell>
          <table:table-cell table:formula="of:=([.I35]/4)^(1/3)*10" office:value-type="float" office:value="16.5423156276926" calcext:value-type="float">
            <text:p>16,5423156276926</text:p>
          </table:table-cell>
          <table:table-cell office:value-type="float" office:value="2084.69" calcext:value-type="float">
            <text:p>2084,69</text:p>
          </table:table-cell>
          <table:table-cell office:value-type="float" office:value="18.9342" calcext:value-type="float">
            <text:p>18,9342</text:p>
          </table:table-cell>
          <table:table-cell table:formula="of:=([.L35]/4)^(1/3)*10" office:value-type="float" office:value="16.7904495037171" calcext:value-type="float">
            <text:p>16,7904495037171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46.21" calcext:value-type="float">
            <text:p>1246,21</text:p>
          </table:table-cell>
          <table:table-cell office:value-type="float" office:value="17.1891" calcext:value-type="float">
            <text:p>17,1891</text:p>
          </table:table-cell>
          <table:table-cell table:formula="of:=([.C36]/4)^(1/3)*10" office:value-type="float" office:value="16.2578975418232" calcext:value-type="float">
            <text:p>16,2578975418232</text:p>
          </table:table-cell>
          <table:table-cell office:value-type="float" office:value="1401.84" calcext:value-type="float">
            <text:p>1401,84</text:p>
          </table:table-cell>
          <table:table-cell office:value-type="float" office:value="17.2615" calcext:value-type="float">
            <text:p>17,2615</text:p>
          </table:table-cell>
          <table:table-cell table:formula="of:=([.F36]/4)^(1/3)*10" office:value-type="float" office:value="16.280691503125" calcext:value-type="float">
            <text:p>16,280691503125</text:p>
          </table:table-cell>
          <table:table-cell office:value-type="float" office:value="1907.68" calcext:value-type="float">
            <text:p>1907,68</text:p>
          </table:table-cell>
          <table:table-cell office:value-type="float" office:value="18.1405" calcext:value-type="float">
            <text:p>18,1405</text:p>
          </table:table-cell>
          <table:table-cell table:formula="of:=([.I36]/4)^(1/3)*10" office:value-type="float" office:value="16.5524805900786" calcext:value-type="float">
            <text:p>16,5524805900786</text:p>
          </table:table-cell>
          <table:table-cell office:value-type="float" office:value="2075.44" calcext:value-type="float">
            <text:p>2075,44</text:p>
          </table:table-cell>
          <table:table-cell office:value-type="float" office:value="19.0197" calcext:value-type="float">
            <text:p>19,0197</text:p>
          </table:table-cell>
          <table:table-cell table:formula="of:=([.L36]/4)^(1/3)*10" office:value-type="float" office:value="16.8156847566576" calcext:value-type="float">
            <text:p>16,8156847566576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2.53" calcext:value-type="float">
            <text:p>1252,53</text:p>
          </table:table-cell>
          <table:table-cell office:value-type="float" office:value="17.1024" calcext:value-type="float">
            <text:p>17,1024</text:p>
          </table:table-cell>
          <table:table-cell table:formula="of:=([.C37]/4)^(1/3)*10" office:value-type="float" office:value="16.2305170842447" calcext:value-type="float">
            <text:p>16,2305170842447</text:p>
          </table:table-cell>
          <table:table-cell office:value-type="float" office:value="1417.75" calcext:value-type="float">
            <text:p>1417,75</text:p>
          </table:table-cell>
          <table:table-cell office:value-type="float" office:value="17.0674" calcext:value-type="float">
            <text:p>17,0674</text:p>
          </table:table-cell>
          <table:table-cell table:formula="of:=([.F37]/4)^(1/3)*10" office:value-type="float" office:value="16.2194376245281" calcext:value-type="float">
            <text:p>16,2194376245281</text:p>
          </table:table-cell>
          <table:table-cell office:value-type="float" office:value="1921.17" calcext:value-type="float">
            <text:p>1921,17</text:p>
          </table:table-cell>
          <table:table-cell office:value-type="float" office:value="18.0134" calcext:value-type="float">
            <text:p>18,0134</text:p>
          </table:table-cell>
          <table:table-cell table:formula="of:=([.I37]/4)^(1/3)*10" office:value-type="float" office:value="16.5137320639319" calcext:value-type="float">
            <text:p>16,5137320639319</text:p>
          </table:table-cell>
          <table:table-cell office:value-type="float" office:value="2109.94" calcext:value-type="float">
            <text:p>2109,94</text:p>
          </table:table-cell>
          <table:table-cell office:value-type="float" office:value="18.7089" calcext:value-type="float">
            <text:p>18,7089</text:p>
          </table:table-cell>
          <table:table-cell table:formula="of:=([.L37]/4)^(1/3)*10" office:value-type="float" office:value="16.7235864977854" calcext:value-type="float">
            <text:p>16,7235864977854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7.79" calcext:value-type="float">
            <text:p>1267,79</text:p>
          </table:table-cell>
          <table:table-cell office:value-type="float" office:value="16.8963" calcext:value-type="float">
            <text:p>16,8963</text:p>
          </table:table-cell>
          <table:table-cell table:formula="of:=([.C38]/4)^(1/3)*10" office:value-type="float" office:value="16.1650557552185" calcext:value-type="float">
            <text:p>16,1650557552185</text:p>
          </table:table-cell>
          <table:table-cell office:value-type="float" office:value="1432.5" calcext:value-type="float">
            <text:p>1432,5</text:p>
          </table:table-cell>
          <table:table-cell office:value-type="float" office:value="16.8915" calcext:value-type="float">
            <text:p>16,8915</text:p>
          </table:table-cell>
          <table:table-cell table:formula="of:=([.F38]/4)^(1/3)*10" office:value-type="float" office:value="16.1635248556249" calcext:value-type="float">
            <text:p>16,1635248556249</text:p>
          </table:table-cell>
          <table:table-cell office:value-type="float" office:value="1934.94" calcext:value-type="float">
            <text:p>1934,94</text:p>
          </table:table-cell>
          <table:table-cell office:value-type="float" office:value="17.8852" calcext:value-type="float">
            <text:p>17,8852</text:p>
          </table:table-cell>
          <table:table-cell table:formula="of:=([.I38]/4)^(1/3)*10" office:value-type="float" office:value="16.474463098934" calcext:value-type="float">
            <text:p>16,474463098934</text:p>
          </table:table-cell>
          <table:table-cell office:value-type="float" office:value="2099.76" calcext:value-type="float">
            <text:p>2099,76</text:p>
          </table:table-cell>
          <table:table-cell office:value-type="float" office:value="18.7995" calcext:value-type="float">
            <text:p>18,7995</text:p>
          </table:table-cell>
          <table:table-cell table:formula="of:=([.L38]/4)^(1/3)*10" office:value-type="float" office:value="16.7505383357091" calcext:value-type="float">
            <text:p>16,7505383357091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4.08" calcext:value-type="float">
            <text:p>1304,08</text:p>
          </table:table-cell>
          <table:table-cell office:value-type="float" office:value="16.4259" calcext:value-type="float">
            <text:p>16,4259</text:p>
          </table:table-cell>
          <table:table-cell table:formula="of:=([.C39]/4)^(1/3)*10" office:value-type="float" office:value="16.0136277124621" calcext:value-type="float">
            <text:p>16,0136277124621</text:p>
          </table:table-cell>
          <table:table-cell office:value-type="float" office:value="1463.49" calcext:value-type="float">
            <text:p>1463,49</text:p>
          </table:table-cell>
          <table:table-cell office:value-type="float" office:value="16.5337" calcext:value-type="float">
            <text:p>16,5337</text:p>
          </table:table-cell>
          <table:table-cell table:formula="of:=([.F39]/4)^(1/3)*10" office:value-type="float" office:value="16.0485828014038" calcext:value-type="float">
            <text:p>16,0485828014038</text:p>
          </table:table-cell>
          <table:table-cell office:value-type="float" office:value="1960.54" calcext:value-type="float">
            <text:p>1960,54</text:p>
          </table:table-cell>
          <table:table-cell office:value-type="float" office:value="17.6515" calcext:value-type="float">
            <text:p>17,6515</text:p>
          </table:table-cell>
          <table:table-cell table:formula="of:=([.I39]/4)^(1/3)*10" office:value-type="float" office:value="16.4023928196107" calcext:value-type="float">
            <text:p>16,4023928196107</text:p>
          </table:table-cell>
          <table:table-cell office:value-type="float" office:value="2107.57" calcext:value-type="float">
            <text:p>2107,57</text:p>
          </table:table-cell>
          <table:table-cell office:value-type="float" office:value="18.7296" calcext:value-type="float">
            <text:p>18,7296</text:p>
          </table:table-cell>
          <table:table-cell table:formula="of:=([.L39]/4)^(1/3)*10" office:value-type="float" office:value="16.7297520240941" calcext:value-type="float">
            <text:p>16,7297520240941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1.83" calcext:value-type="float">
            <text:p>1331,83</text:p>
          </table:table-cell>
          <table:table-cell office:value-type="float" office:value="16.0836" calcext:value-type="float">
            <text:p>16,0836</text:p>
          </table:table-cell>
          <table:table-cell table:formula="of:=([.C40]/4)^(1/3)*10" office:value-type="float" office:value="15.9016097416931" calcext:value-type="float">
            <text:p>15,9016097416931</text:p>
          </table:table-cell>
          <table:table-cell office:value-type="float" office:value="1491.59" calcext:value-type="float">
            <text:p>1491,59</text:p>
          </table:table-cell>
          <table:table-cell office:value-type="float" office:value="16.2218" calcext:value-type="float">
            <text:p>16,2218</text:p>
          </table:table-cell>
          <table:table-cell table:formula="of:=([.F40]/4)^(1/3)*10" office:value-type="float" office:value="15.9470253196082" calcext:value-type="float">
            <text:p>15,9470253196082</text:p>
          </table:table-cell>
          <table:table-cell office:value-type="float" office:value="1971.15" calcext:value-type="float">
            <text:p>1971,15</text:p>
          </table:table-cell>
          <table:table-cell office:value-type="float" office:value="17.557" calcext:value-type="float">
            <text:p>17,557</text:p>
          </table:table-cell>
          <table:table-cell table:formula="of:=([.I40]/4)^(1/3)*10" office:value-type="float" office:value="16.3730695236018" calcext:value-type="float">
            <text:p>16,3730695236018</text:p>
          </table:table-cell>
          <table:table-cell office:value-type="float" office:value="2160.07" calcext:value-type="float">
            <text:p>2160,07</text:p>
          </table:table-cell>
          <table:table-cell office:value-type="float" office:value="18.2746" calcext:value-type="float">
            <text:p>18,2746</text:p>
          </table:table-cell>
          <table:table-cell table:formula="of:=([.L40]/4)^(1/3)*10" office:value-type="float" office:value="16.5931674595675" calcext:value-type="float">
            <text:p>16,5931674595675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63.01" calcext:value-type="float">
            <text:p>1363,01</text:p>
          </table:table-cell>
          <table:table-cell office:value-type="float" office:value="15.7154" calcext:value-type="float">
            <text:p>15,7154</text:p>
          </table:table-cell>
          <table:table-cell table:formula="of:=([.C41]/4)^(1/3)*10" office:value-type="float" office:value="15.7793272336375" calcext:value-type="float">
            <text:p>15,7793272336375</text:p>
          </table:table-cell>
          <table:table-cell office:value-type="float" office:value="1521.71" calcext:value-type="float">
            <text:p>1521,71</text:p>
          </table:table-cell>
          <table:table-cell office:value-type="float" office:value="15.9007" calcext:value-type="float">
            <text:p>15,9007</text:p>
          </table:table-cell>
          <table:table-cell table:formula="of:=([.F41]/4)^(1/3)*10" office:value-type="float" office:value="15.8411029887822" calcext:value-type="float">
            <text:p>15,8411029887822</text:p>
          </table:table-cell>
          <table:table-cell office:value-type="float" office:value="2000.14" calcext:value-type="float">
            <text:p>2000,14</text:p>
          </table:table-cell>
          <table:table-cell office:value-type="float" office:value="17.3026" calcext:value-type="float">
            <text:p>17,3026</text:p>
          </table:table-cell>
          <table:table-cell table:formula="of:=([.I41]/4)^(1/3)*10" office:value-type="float" office:value="16.2936028191777" calcext:value-type="float">
            <text:p>16,2936028191777</text:p>
          </table:table-cell>
          <table:table-cell office:value-type="float" office:value="2170.34" calcext:value-type="float">
            <text:p>2170,34</text:p>
          </table:table-cell>
          <table:table-cell office:value-type="float" office:value="18.1883" calcext:value-type="float">
            <text:p>18,1883</text:p>
          </table:table-cell>
          <table:table-cell table:formula="of:=([.L41]/4)^(1/3)*10" office:value-type="float" office:value="16.5670063684206" calcext:value-type="float">
            <text:p>16,5670063684206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88.26" calcext:value-type="float">
            <text:p>1388,26</text:p>
          </table:table-cell>
          <table:table-cell office:value-type="float" office:value="15.4295" calcext:value-type="float">
            <text:p>15,4295</text:p>
          </table:table-cell>
          <table:table-cell table:formula="of:=([.C42]/4)^(1/3)*10" office:value-type="float" office:value="15.6830533737751" calcext:value-type="float">
            <text:p>15,6830533737751</text:p>
          </table:table-cell>
          <table:table-cell office:value-type="float" office:value="1549.8" calcext:value-type="float">
            <text:p>1549,8</text:p>
          </table:table-cell>
          <table:table-cell office:value-type="float" office:value="15.6124" calcext:value-type="float">
            <text:p>15,6124</text:p>
          </table:table-cell>
          <table:table-cell table:formula="of:=([.F42]/4)^(1/3)*10" office:value-type="float" office:value="15.7447786505278" calcext:value-type="float">
            <text:p>15,7447786505278</text:p>
          </table:table-cell>
          <table:table-cell office:value-type="float" office:value="2028.8" calcext:value-type="float">
            <text:p>2028,8</text:p>
          </table:table-cell>
          <table:table-cell office:value-type="float" office:value="17.0583" calcext:value-type="float">
            <text:p>17,0583</text:p>
          </table:table-cell>
          <table:table-cell table:formula="of:=([.I42]/4)^(1/3)*10" office:value-type="float" office:value="16.2165544843101" calcext:value-type="float">
            <text:p>16,2165544843101</text:p>
          </table:table-cell>
          <table:table-cell office:value-type="float" office:value="2186.39" calcext:value-type="float">
            <text:p>2186,39</text:p>
          </table:table-cell>
          <table:table-cell office:value-type="float" office:value="18.0546" calcext:value-type="float">
            <text:p>18,0546</text:p>
          </table:table-cell>
          <table:table-cell table:formula="of:=([.L42]/4)^(1/3)*10" office:value-type="float" office:value="16.5263124709511" calcext:value-type="float">
            <text:p>16,5263124709511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8.47" calcext:value-type="float">
            <text:p>1408,47</text:p>
          </table:table-cell>
          <table:table-cell office:value-type="float" office:value="15.208" calcext:value-type="float">
            <text:p>15,208</text:p>
          </table:table-cell>
          <table:table-cell table:formula="of:=([.C43]/4)^(1/3)*10" office:value-type="float" office:value="15.6076447299919" calcext:value-type="float">
            <text:p>15,6076447299919</text:p>
          </table:table-cell>
          <table:table-cell office:value-type="float" office:value="1567.16" calcext:value-type="float">
            <text:p>1567,16</text:p>
          </table:table-cell>
          <table:table-cell office:value-type="float" office:value="15.4395" calcext:value-type="float">
            <text:p>15,4395</text:p>
          </table:table-cell>
          <table:table-cell table:formula="of:=([.F43]/4)^(1/3)*10" office:value-type="float" office:value="15.6864407521699" calcext:value-type="float">
            <text:p>15,6864407521699</text:p>
          </table:table-cell>
          <table:table-cell office:value-type="float" office:value="2029.77" calcext:value-type="float">
            <text:p>2029,77</text:p>
          </table:table-cell>
          <table:table-cell office:value-type="float" office:value="17.0502" calcext:value-type="float">
            <text:p>17,0502</text:p>
          </table:table-cell>
          <table:table-cell table:formula="of:=([.I43]/4)^(1/3)*10" office:value-type="float" office:value="16.213987310019" calcext:value-type="float">
            <text:p>16,213987310019</text:p>
          </table:table-cell>
          <table:table-cell office:value-type="float" office:value="2204.26" calcext:value-type="float">
            <text:p>2204,26</text:p>
          </table:table-cell>
          <table:table-cell office:value-type="float" office:value="17.9082" calcext:value-type="float">
            <text:p>17,9082</text:p>
          </table:table-cell>
          <table:table-cell table:formula="of:=([.L43]/4)^(1/3)*10" office:value-type="float" office:value="16.481522014361" calcext:value-type="float">
            <text:p>16,481522014361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8.05" calcext:value-type="float">
            <text:p>1448,05</text:p>
          </table:table-cell>
          <table:table-cell office:value-type="float" office:value="14.7922" calcext:value-type="float">
            <text:p>14,7922</text:p>
          </table:table-cell>
          <table:table-cell table:formula="of:=([.C44]/4)^(1/3)*10" office:value-type="float" office:value="15.4640861190478" calcext:value-type="float">
            <text:p>15,4640861190478</text:p>
          </table:table-cell>
          <table:table-cell office:value-type="float" office:value="1610.33" calcext:value-type="float">
            <text:p>1610,33</text:p>
          </table:table-cell>
          <table:table-cell office:value-type="float" office:value="15.0254" calcext:value-type="float">
            <text:p>15,0254</text:p>
          </table:table-cell>
          <table:table-cell table:formula="of:=([.F44]/4)^(1/3)*10" office:value-type="float" office:value="15.5449268852654" calcext:value-type="float">
            <text:p>15,5449268852654</text:p>
          </table:table-cell>
          <table:table-cell office:value-type="float" office:value="2079.54" calcext:value-type="float">
            <text:p>2079,54</text:p>
          </table:table-cell>
          <table:table-cell office:value-type="float" office:value="16.6425" calcext:value-type="float">
            <text:p>16,6425</text:p>
          </table:table-cell>
          <table:table-cell table:formula="of:=([.I44]/4)^(1/3)*10" office:value-type="float" office:value="16.0837084278692" calcext:value-type="float">
            <text:p>16,0837084278692</text:p>
          </table:table-cell>
          <table:table-cell office:value-type="float" office:value="2241.76" calcext:value-type="float">
            <text:p>2241,76</text:p>
          </table:table-cell>
          <table:table-cell office:value-type="float" office:value="17.6085" calcext:value-type="float">
            <text:p>17,6085</text:p>
          </table:table-cell>
          <table:table-cell table:formula="of:=([.L44]/4)^(1/3)*10" office:value-type="float" office:value="16.3890629536664" calcext:value-type="float">
            <text:p>16,3890629536664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0.9" calcext:value-type="float">
            <text:p>1480,9</text:p>
          </table:table-cell>
          <table:table-cell office:value-type="float" office:value="14.4641" calcext:value-type="float">
            <text:p>14,4641</text:p>
          </table:table-cell>
          <table:table-cell table:formula="of:=([.C45]/4)^(1/3)*10" office:value-type="float" office:value="15.3488959300969" calcext:value-type="float">
            <text:p>15,3488959300969</text:p>
          </table:table-cell>
          <table:table-cell office:value-type="float" office:value="1643.48" calcext:value-type="float">
            <text:p>1643,48</text:p>
          </table:table-cell>
          <table:table-cell office:value-type="float" office:value="14.7223" calcext:value-type="float">
            <text:p>14,7223</text:p>
          </table:table-cell>
          <table:table-cell table:formula="of:=([.F45]/4)^(1/3)*10" office:value-type="float" office:value="15.4396893254535" calcext:value-type="float">
            <text:p>15,4396893254535</text:p>
          </table:table-cell>
          <table:table-cell office:value-type="float" office:value="2126.04" calcext:value-type="float">
            <text:p>2126,04</text:p>
          </table:table-cell>
          <table:table-cell office:value-type="float" office:value="16.2788" calcext:value-type="float">
            <text:p>16,2788</text:p>
          </table:table-cell>
          <table:table-cell table:formula="of:=([.I45]/4)^(1/3)*10" office:value-type="float" office:value="15.9656816516469" calcext:value-type="float">
            <text:p>15,9656816516469</text:p>
          </table:table-cell>
          <table:table-cell office:value-type="float" office:value="2263.11" calcext:value-type="float">
            <text:p>2263,11</text:p>
          </table:table-cell>
          <table:table-cell office:value-type="float" office:value="17.4424" calcext:value-type="float">
            <text:p>17,4424</text:p>
          </table:table-cell>
          <table:table-cell table:formula="of:=([.L45]/4)^(1/3)*10" office:value-type="float" office:value="16.3373676923971" calcext:value-type="float">
            <text:p>16,3373676923971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office:value-type="string" calcext:value-type="string" table:number-columns-spanned="13" table:number-rows-spanned="1">
            <text:p>CsCl</text:p>
          </table:table-cell>
          <table:covered-table-cell table:number-columns-repeated="12" table:style-name="ce2"/>
          <table:table-cell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41 mol/kg</text:p>
          </table:table-cell>
          <table:table-cell office:value-type="string" calcext:value-type="string">
            <text:p>Volume (nm³) – 2.41 mol/kg</text:p>
          </table:table-cell>
          <table:table-cell office:value-type="string" calcext:value-type="string">
            <text:p>side_small_L (Å) – 2.41 mol/kg</text:p>
          </table:table-cell>
          <table:table-cell office:value-type="string" calcext:value-type="string">
            <text:p>Rho (kg/m³) – 4.77 mol/kg</text:p>
          </table:table-cell>
          <table:table-cell office:value-type="string" calcext:value-type="string">
            <text:p>Volume (nm³) – 4.77 mol/kg</text:p>
          </table:table-cell>
          <table:table-cell office:value-type="string" calcext:value-type="string">
            <text:p>side_small_L (Å) – 4.77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1.72 mol/kg</text:p>
          </table:table-cell>
          <table:table-cell office:value-type="string" calcext:value-type="string">
            <text:p>Volume (nm³) – 31.72 mol/kg</text:p>
          </table:table-cell>
          <table:table-cell office:value-type="string" calcext:value-type="string">
            <text:p>side_small_L (Å) – 31.72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string" calcext:value-type="string">
            <text:p>1229,92</text:p>
          </table:table-cell>
          <table:table-cell office:value-type="float" office:value="18.1689" calcext:value-type="float">
            <text:p>18,1689</text:p>
          </table:table-cell>
          <table:table-cell table:formula="of:=([.C49]/4)^(1/3)*10" office:value-type="float" office:value="16.5611140409021" calcext:value-type="float">
            <text:p>16,5611140409021</text:p>
          </table:table-cell>
          <table:table-cell office:value-type="string" calcext:value-type="string">
            <text:p>1450,44</text:p>
          </table:table-cell>
          <table:table-cell office:value-type="float" office:value="18.4364" calcext:value-type="float">
            <text:p>18,4364</text:p>
          </table:table-cell>
          <table:table-cell table:formula="of:=([.F49]/4)^(1/3)*10" office:value-type="float" office:value="16.6419946064997" calcext:value-type="float">
            <text:p>16,6419946064997</text:p>
          </table:table-cell>
          <table:table-cell office:value-type="string" calcext:value-type="string">
            <text:p>2123,76</text:p>
          </table:table-cell>
          <table:table-cell office:value-type="float" office:value="20.4545" calcext:value-type="float">
            <text:p>20,4545</text:p>
          </table:table-cell>
          <table:table-cell table:formula="of:=([.I49]/4)^(1/3)*10" office:value-type="float" office:value="17.228321152829" calcext:value-type="float">
            <text:p>17,228321152829</text:p>
          </table:table-cell>
          <table:table-cell office:value-type="string" calcext:value-type="string">
            <text:p>2404,7</text:p>
          </table:table-cell>
          <table:table-cell office:value-type="float" office:value="21.72" calcext:value-type="float">
            <text:p>21,72</text:p>
          </table:table-cell>
          <table:table-cell table:formula="of:=([.L49]/4)^(1/3)*10" office:value-type="float" office:value="17.5765355352927" calcext:value-type="float">
            <text:p>17,5765355352927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1230,23</text:p>
          </table:table-cell>
          <table:table-cell office:value-type="float" office:value="18.1643" calcext:value-type="float">
            <text:p>18,1643</text:p>
          </table:table-cell>
          <table:table-cell table:formula="of:=([.C50]/4)^(1/3)*10" office:value-type="float" office:value="16.5597162759545" calcext:value-type="float">
            <text:p>16,5597162759545</text:p>
          </table:table-cell>
          <table:table-cell office:value-type="string" calcext:value-type="string">
            <text:p>1450,95</text:p>
          </table:table-cell>
          <table:table-cell office:value-type="float" office:value="18.4299" calcext:value-type="float">
            <text:p>18,4299</text:p>
          </table:table-cell>
          <table:table-cell table:formula="of:=([.F50]/4)^(1/3)*10" office:value-type="float" office:value="16.6400385905016" calcext:value-type="float">
            <text:p>16,6400385905016</text:p>
          </table:table-cell>
          <table:table-cell office:value-type="string" calcext:value-type="string">
            <text:p>2123,79</text:p>
          </table:table-cell>
          <table:table-cell office:value-type="float" office:value="20.4543" calcext:value-type="float">
            <text:p>20,4543</text:p>
          </table:table-cell>
          <table:table-cell table:formula="of:=([.I50]/4)^(1/3)*10" office:value-type="float" office:value="17.2282650009559" calcext:value-type="float">
            <text:p>17,2282650009559</text:p>
          </table:table-cell>
          <table:table-cell office:value-type="string" calcext:value-type="string">
            <text:p>2405,97</text:p>
          </table:table-cell>
          <table:table-cell office:value-type="float" office:value="21.7085" calcext:value-type="float">
            <text:p>21,7085</text:p>
          </table:table-cell>
          <table:table-cell table:formula="of:=([.L50]/4)^(1/3)*10" office:value-type="float" office:value="17.5734329287422" calcext:value-type="float">
            <text:p>17,5734329287422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1230,26</text:p>
          </table:table-cell>
          <table:table-cell office:value-type="float" office:value="18.1638" calcext:value-type="float">
            <text:p>18,1638</text:p>
          </table:table-cell>
          <table:table-cell table:formula="of:=([.C51]/4)^(1/3)*10" office:value-type="float" office:value="16.5595643307633" calcext:value-type="float">
            <text:p>16,5595643307633</text:p>
          </table:table-cell>
          <table:table-cell office:value-type="string" calcext:value-type="string">
            <text:p>1450,58</text:p>
          </table:table-cell>
          <table:table-cell office:value-type="float" office:value="18.4346" calcext:value-type="float">
            <text:p>18,4346</text:p>
          </table:table-cell>
          <table:table-cell table:formula="of:=([.F51]/4)^(1/3)*10" office:value-type="float" office:value="16.6414529865662" calcext:value-type="float">
            <text:p>16,6414529865662</text:p>
          </table:table-cell>
          <table:table-cell office:value-type="string" calcext:value-type="string">
            <text:p>2123,5</text:p>
          </table:table-cell>
          <table:table-cell office:value-type="float" office:value="20.4571" calcext:value-type="float">
            <text:p>20,4571</text:p>
          </table:table-cell>
          <table:table-cell table:formula="of:=([.I51]/4)^(1/3)*10" office:value-type="float" office:value="17.2290510938722" calcext:value-type="float">
            <text:p>17,2290510938722</text:p>
          </table:table-cell>
          <table:table-cell office:value-type="string" calcext:value-type="string">
            <text:p>2405,78</text:p>
          </table:table-cell>
          <table:table-cell office:value-type="float" office:value="21.7102" calcext:value-type="float">
            <text:p>21,7102</text:p>
          </table:table-cell>
          <table:table-cell table:formula="of:=([.L51]/4)^(1/3)*10" office:value-type="float" office:value="17.5738916439333" calcext:value-type="float">
            <text:p>17,5738916439333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1230,41</text:p>
          </table:table-cell>
          <table:table-cell office:value-type="float" office:value="18.1617" calcext:value-type="float">
            <text:p>18,1617</text:p>
          </table:table-cell>
          <table:table-cell table:formula="of:=([.C52]/4)^(1/3)*10" office:value-type="float" office:value="16.5589261305088" calcext:value-type="float">
            <text:p>16,5589261305088</text:p>
          </table:table-cell>
          <table:table-cell office:value-type="string" calcext:value-type="string">
            <text:p>1450,73</text:p>
          </table:table-cell>
          <table:table-cell office:value-type="float" office:value="18.4326" calcext:value-type="float">
            <text:p>18,4326</text:p>
          </table:table-cell>
          <table:table-cell table:formula="of:=([.F52]/4)^(1/3)*10" office:value-type="float" office:value="16.6408511452879" calcext:value-type="float">
            <text:p>16,6408511452879</text:p>
          </table:table-cell>
          <table:table-cell office:value-type="string" calcext:value-type="string">
            <text:p>2124,05</text:p>
          </table:table-cell>
          <table:table-cell office:value-type="float" office:value="20.4518" calcext:value-type="float">
            <text:p>20,4518</text:p>
          </table:table-cell>
          <table:table-cell table:formula="of:=([.I52]/4)^(1/3)*10" office:value-type="float" office:value="17.2275630716571" calcext:value-type="float">
            <text:p>17,2275630716571</text:p>
          </table:table-cell>
          <table:table-cell office:value-type="string" calcext:value-type="string">
            <text:p>2405,43</text:p>
          </table:table-cell>
          <table:table-cell office:value-type="float" office:value="21.7134" calcext:value-type="float">
            <text:p>21,7134</text:p>
          </table:table-cell>
          <table:table-cell table:formula="of:=([.L52]/4)^(1/3)*10" office:value-type="float" office:value="17.5747550428652" calcext:value-type="float">
            <text:p>17,5747550428652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1230,35</text:p>
          </table:table-cell>
          <table:table-cell office:value-type="float" office:value="18.1625" calcext:value-type="float">
            <text:p>18,1625</text:p>
          </table:table-cell>
          <table:table-cell table:formula="of:=([.C53]/4)^(1/3)*10" office:value-type="float" office:value="16.5591692602158" calcext:value-type="float">
            <text:p>16,5591692602158</text:p>
          </table:table-cell>
          <table:table-cell office:value-type="string" calcext:value-type="string">
            <text:p>1450,5</text:p>
          </table:table-cell>
          <table:table-cell office:value-type="float" office:value="18.4356" calcext:value-type="float">
            <text:p>18,4356</text:p>
          </table:table-cell>
          <table:table-cell table:formula="of:=([.F53]/4)^(1/3)*10" office:value-type="float" office:value="16.6417538908817" calcext:value-type="float">
            <text:p>16,6417538908817</text:p>
          </table:table-cell>
          <table:table-cell office:value-type="string" calcext:value-type="string">
            <text:p>2123,85</text:p>
          </table:table-cell>
          <table:table-cell office:value-type="float" office:value="20.4537" calcext:value-type="float">
            <text:p>20,4537</text:p>
          </table:table-cell>
          <table:table-cell table:formula="of:=([.I53]/4)^(1/3)*10" office:value-type="float" office:value="17.2280965431406" calcext:value-type="float">
            <text:p>17,2280965431406</text:p>
          </table:table-cell>
          <table:table-cell office:value-type="string" calcext:value-type="string">
            <text:p>2405,97</text:p>
          </table:table-cell>
          <table:table-cell office:value-type="float" office:value="21.7085" calcext:value-type="float">
            <text:p>21,7085</text:p>
          </table:table-cell>
          <table:table-cell table:formula="of:=([.L53]/4)^(1/3)*10" office:value-type="float" office:value="17.5734329287422" calcext:value-type="float">
            <text:p>17,5734329287422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1230,55</text:p>
          </table:table-cell>
          <table:table-cell office:value-type="float" office:value="18.1596" calcext:value-type="float">
            <text:p>18,1596</text:p>
          </table:table-cell>
          <table:table-cell table:formula="of:=([.C54]/4)^(1/3)*10" office:value-type="float" office:value="16.5582878810565" calcext:value-type="float">
            <text:p>16,5582878810565</text:p>
          </table:table-cell>
          <table:table-cell office:value-type="string" calcext:value-type="string">
            <text:p>1451,27</text:p>
          </table:table-cell>
          <table:table-cell office:value-type="float" office:value="18.4259" calcext:value-type="float">
            <text:p>18,4259</text:p>
          </table:table-cell>
          <table:table-cell table:formula="of:=([.F54]/4)^(1/3)*10" office:value-type="float" office:value="16.6388346597457" calcext:value-type="float">
            <text:p>16,6388346597457</text:p>
          </table:table-cell>
          <table:table-cell office:value-type="string" calcext:value-type="string">
            <text:p>2124,45</text:p>
          </table:table-cell>
          <table:table-cell office:value-type="float" office:value="20.448" calcext:value-type="float">
            <text:p>20,448</text:p>
          </table:table-cell>
          <table:table-cell table:formula="of:=([.I54]/4)^(1/3)*10" office:value-type="float" office:value="17.2264960295613" calcext:value-type="float">
            <text:p>17,2264960295613</text:p>
          </table:table-cell>
          <table:table-cell office:value-type="string" calcext:value-type="string">
            <text:p>2406,45</text:p>
          </table:table-cell>
          <table:table-cell office:value-type="float" office:value="21.7042" calcext:value-type="float">
            <text:p>21,7042</text:p>
          </table:table-cell>
          <table:table-cell table:formula="of:=([.L54]/4)^(1/3)*10" office:value-type="float" office:value="17.572272542235" calcext:value-type="float">
            <text:p>17,572272542235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30,69</text:p>
          </table:table-cell>
          <table:table-cell office:value-type="float" office:value="18.1576" calcext:value-type="float">
            <text:p>18,1576</text:p>
          </table:table-cell>
          <table:table-cell table:formula="of:=([.C55]/4)^(1/3)*10" office:value-type="float" office:value="16.5576799786872" calcext:value-type="float">
            <text:p>16,5576799786872</text:p>
          </table:table-cell>
          <table:table-cell office:value-type="string" calcext:value-type="string">
            <text:p>1451,09</text:p>
          </table:table-cell>
          <table:table-cell office:value-type="float" office:value="18.4281" calcext:value-type="float">
            <text:p>18,4281</text:p>
          </table:table-cell>
          <table:table-cell table:formula="of:=([.F55]/4)^(1/3)*10" office:value-type="float" office:value="16.6394968432208" calcext:value-type="float">
            <text:p>16,6394968432208</text:p>
          </table:table-cell>
          <table:table-cell office:value-type="string" calcext:value-type="string">
            <text:p>2124,47</text:p>
          </table:table-cell>
          <table:table-cell office:value-type="float" office:value="20.4478" calcext:value-type="float">
            <text:p>20,4478</text:p>
          </table:table-cell>
          <table:table-cell table:formula="of:=([.I55]/4)^(1/3)*10" office:value-type="float" office:value="17.2264398657892" calcext:value-type="float">
            <text:p>17,2264398657892</text:p>
          </table:table-cell>
          <table:table-cell office:value-type="string" calcext:value-type="string">
            <text:p>2406,25</text:p>
          </table:table-cell>
          <table:table-cell office:value-type="float" office:value="21.706" calcext:value-type="float">
            <text:p>21,706</text:p>
          </table:table-cell>
          <table:table-cell table:formula="of:=([.L55]/4)^(1/3)*10" office:value-type="float" office:value="17.5727583040725" calcext:value-type="float">
            <text:p>17,5727583040725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31,16</text:p>
          </table:table-cell>
          <table:table-cell office:value-type="float" office:value="18.1506" calcext:value-type="float">
            <text:p>18,1506</text:p>
          </table:table-cell>
          <table:table-cell table:formula="of:=([.C56]/4)^(1/3)*10" office:value-type="float" office:value="16.5555519687961" calcext:value-type="float">
            <text:p>16,5555519687961</text:p>
          </table:table-cell>
          <table:table-cell office:value-type="string" calcext:value-type="string">
            <text:p>1451,72</text:p>
          </table:table-cell>
          <table:table-cell office:value-type="float" office:value="18.4201" calcext:value-type="float">
            <text:p>18,4201</text:p>
          </table:table-cell>
          <table:table-cell table:formula="of:=([.F56]/4)^(1/3)*10" office:value-type="float" office:value="16.637088650621" calcext:value-type="float">
            <text:p>16,637088650621</text:p>
          </table:table-cell>
          <table:table-cell office:value-type="string" calcext:value-type="string">
            <text:p>2124,88</text:p>
          </table:table-cell>
          <table:table-cell office:value-type="float" office:value="20.4438" calcext:value-type="float">
            <text:p>20,4438</text:p>
          </table:table-cell>
          <table:table-cell table:formula="of:=([.I56]/4)^(1/3)*10" office:value-type="float" office:value="17.2253165134307" calcext:value-type="float">
            <text:p>17,2253165134307</text:p>
          </table:table-cell>
          <table:table-cell office:value-type="string" calcext:value-type="string">
            <text:p>2405,73</text:p>
          </table:table-cell>
          <table:table-cell office:value-type="float" office:value="21.7107" calcext:value-type="float">
            <text:p>21,7107</text:p>
          </table:table-cell>
          <table:table-cell table:formula="of:=([.L56]/4)^(1/3)*10" office:value-type="float" office:value="17.5740265556087" calcext:value-type="float">
            <text:p>17,5740265556087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32,5</text:p>
          </table:table-cell>
          <table:table-cell office:value-type="float" office:value="18.1309" calcext:value-type="float">
            <text:p>18,1309</text:p>
          </table:table-cell>
          <table:table-cell table:formula="of:=([.C57]/4)^(1/3)*10" office:value-type="float" office:value="16.5495602028662" calcext:value-type="float">
            <text:p>16,5495602028662</text:p>
          </table:table-cell>
          <table:table-cell office:value-type="string" calcext:value-type="string">
            <text:p>1452,89</text:p>
          </table:table-cell>
          <table:table-cell office:value-type="float" office:value="18.4053" calcext:value-type="float">
            <text:p>18,4053</text:p>
          </table:table-cell>
          <table:table-cell table:formula="of:=([.F57]/4)^(1/3)*10" office:value-type="float" office:value="16.6326316555027" calcext:value-type="float">
            <text:p>16,6326316555027</text:p>
          </table:table-cell>
          <table:table-cell office:value-type="string" calcext:value-type="string">
            <text:p>2126,14</text:p>
          </table:table-cell>
          <table:table-cell office:value-type="float" office:value="20.4317" calcext:value-type="float">
            <text:p>20,4317</text:p>
          </table:table-cell>
          <table:table-cell table:formula="of:=([.I57]/4)^(1/3)*10" office:value-type="float" office:value="17.2219174802515" calcext:value-type="float">
            <text:p>17,2219174802515</text:p>
          </table:table-cell>
          <table:table-cell office:value-type="string" calcext:value-type="string">
            <text:p>2407,60</text:p>
          </table:table-cell>
          <table:table-cell office:value-type="float" office:value="21.6938" calcext:value-type="float">
            <text:p>21,6938</text:p>
          </table:table-cell>
          <table:table-cell table:formula="of:=([.L57]/4)^(1/3)*10" office:value-type="float" office:value="17.5694653922839" calcext:value-type="float">
            <text:p>17,5694653922839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35,19</text:p>
          </table:table-cell>
          <table:table-cell office:value-type="float" office:value="18.0913" calcext:value-type="float">
            <text:p>18,0913</text:p>
          </table:table-cell>
          <table:table-cell table:formula="of:=([.C58]/4)^(1/3)*10" office:value-type="float" office:value="16.5375026971115" calcext:value-type="float">
            <text:p>16,5375026971115</text:p>
          </table:table-cell>
          <table:table-cell office:value-type="string" calcext:value-type="string">
            <text:p>1455,25</text:p>
          </table:table-cell>
          <table:table-cell office:value-type="float" office:value="18.3755" calcext:value-type="float">
            <text:p>18,3755</text:p>
          </table:table-cell>
          <table:table-cell table:formula="of:=([.F58]/4)^(1/3)*10" office:value-type="float" office:value="16.6236501815498" calcext:value-type="float">
            <text:p>16,6236501815498</text:p>
          </table:table-cell>
          <table:table-cell office:value-type="string" calcext:value-type="string">
            <text:p>2128,02</text:p>
          </table:table-cell>
          <table:table-cell office:value-type="float" office:value="20.4137" calcext:value-type="float">
            <text:p>20,4137</text:p>
          </table:table-cell>
          <table:table-cell table:formula="of:=([.I58]/4)^(1/3)*10" office:value-type="float" office:value="17.2168585833312" calcext:value-type="float">
            <text:p>17,2168585833312</text:p>
          </table:table-cell>
          <table:table-cell office:value-type="string" calcext:value-type="string">
            <text:p>2409,97</text:p>
          </table:table-cell>
          <table:table-cell office:value-type="float" office:value="21.6725" calcext:value-type="float">
            <text:p>21,6725</text:p>
          </table:table-cell>
          <table:table-cell table:formula="of:=([.L58]/4)^(1/3)*10" office:value-type="float" office:value="17.5637133316568" calcext:value-type="float">
            <text:p>17,5637133316568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49,62</text:p>
          </table:table-cell>
          <table:table-cell office:value-type="float" office:value="17.8822" calcext:value-type="float">
            <text:p>17,8822</text:p>
          </table:table-cell>
          <table:table-cell table:formula="of:=([.C59]/4)^(1/3)*10" office:value-type="float" office:value="16.4735419247616" calcext:value-type="float">
            <text:p>16,4735419247616</text:p>
          </table:table-cell>
          <table:table-cell office:value-type="string" calcext:value-type="string">
            <text:p>1469,33</text:p>
          </table:table-cell>
          <table:table-cell office:value-type="float" office:value="18.1992" calcext:value-type="float">
            <text:p>18,1992</text:p>
          </table:table-cell>
          <table:table-cell table:formula="of:=([.F59]/4)^(1/3)*10" office:value-type="float" office:value="16.5703151678191" calcext:value-type="float">
            <text:p>16,5703151678191</text:p>
          </table:table-cell>
          <table:table-cell office:value-type="string" calcext:value-type="string">
            <text:p>2141,46</text:p>
          </table:table-cell>
          <table:table-cell office:value-type="float" office:value="20.2855" calcext:value-type="float">
            <text:p>20,2855</text:p>
          </table:table-cell>
          <table:table-cell table:formula="of:=([.I59]/4)^(1/3)*10" office:value-type="float" office:value="17.1807416955295" calcext:value-type="float">
            <text:p>17,1807416955295</text:p>
          </table:table-cell>
          <table:table-cell office:value-type="string" calcext:value-type="string">
            <text:p>2423,24</text:p>
          </table:table-cell>
          <table:table-cell office:value-type="float" office:value="21.5538" calcext:value-type="float">
            <text:p>21,5538</text:p>
          </table:table-cell>
          <table:table-cell table:formula="of:=([.L59]/4)^(1/3)*10" office:value-type="float" office:value="17.5315892026095" calcext:value-type="float">
            <text:p>17,5315892026095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262,76</text:p>
          </table:table-cell>
          <table:table-cell office:value-type="float" office:value="17.6961" calcext:value-type="float">
            <text:p>17,6961</text:p>
          </table:table-cell>
          <table:table-cell table:formula="of:=([.C60]/4)^(1/3)*10" office:value-type="float" office:value="16.4161958288123" calcext:value-type="float">
            <text:p>16,4161958288123</text:p>
          </table:table-cell>
          <table:table-cell office:value-type="string" calcext:value-type="string">
            <text:p>1482,09</text:p>
          </table:table-cell>
          <table:table-cell office:value-type="float" office:value="18.0425" calcext:value-type="float">
            <text:p>18,0425</text:p>
          </table:table-cell>
          <table:table-cell table:formula="of:=([.F60]/4)^(1/3)*10" office:value-type="float" office:value="16.5226197265395" calcext:value-type="float">
            <text:p>16,5226197265395</text:p>
          </table:table-cell>
          <table:table-cell office:value-type="string" calcext:value-type="string">
            <text:p>2154,56</text:p>
          </table:table-cell>
          <table:table-cell office:value-type="float" office:value="20.1621" calcext:value-type="float">
            <text:p>20,1621</text:p>
          </table:table-cell>
          <table:table-cell table:formula="of:=([.I60]/4)^(1/3)*10" office:value-type="float" office:value="17.1458330647128" calcext:value-type="float">
            <text:p>17,1458330647128</text:p>
          </table:table-cell>
          <table:table-cell office:value-type="string" calcext:value-type="string">
            <text:p>2436,13</text:p>
          </table:table-cell>
          <table:table-cell office:value-type="float" office:value="21.4397" calcext:value-type="float">
            <text:p>21,4397</text:p>
          </table:table-cell>
          <table:table-cell table:formula="of:=([.L60]/4)^(1/3)*10" office:value-type="float" office:value="17.5005986189787" calcext:value-type="float">
            <text:p>17,5005986189787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75,46</text:p>
          </table:table-cell>
          <table:table-cell office:value-type="float" office:value="17.5198" calcext:value-type="float">
            <text:p>17,5198</text:p>
          </table:table-cell>
          <table:table-cell table:formula="of:=([.C61]/4)^(1/3)*10" office:value-type="float" office:value="16.3614975225458" calcext:value-type="float">
            <text:p>16,3614975225458</text:p>
          </table:table-cell>
          <table:table-cell office:value-type="string" calcext:value-type="string">
            <text:p>1494,66</text:p>
          </table:table-cell>
          <table:table-cell office:value-type="float" office:value="17.8907" calcext:value-type="float">
            <text:p>17,8907</text:p>
          </table:table-cell>
          <table:table-cell table:formula="of:=([.F61]/4)^(1/3)*10" office:value-type="float" office:value="16.4761516507467" calcext:value-type="float">
            <text:p>16,4761516507467</text:p>
          </table:table-cell>
          <table:table-cell office:value-type="string" calcext:value-type="string">
            <text:p>2167,29</text:p>
          </table:table-cell>
          <table:table-cell office:value-type="float" office:value="20.0437" calcext:value-type="float">
            <text:p>20,0437</text:p>
          </table:table-cell>
          <table:table-cell table:formula="of:=([.I61]/4)^(1/3)*10" office:value-type="float" office:value="17.1122047316737" calcext:value-type="float">
            <text:p>17,1122047316737</text:p>
          </table:table-cell>
          <table:table-cell office:value-type="string" calcext:value-type="string">
            <text:p>2449,45</text:p>
          </table:table-cell>
          <table:table-cell office:value-type="float" office:value="21.3231" calcext:value-type="float">
            <text:p>21,3231</text:p>
          </table:table-cell>
          <table:table-cell table:formula="of:=([.L61]/4)^(1/3)*10" office:value-type="float" office:value="17.468815210388" calcext:value-type="float">
            <text:p>17,468815210388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13,27</text:p>
          </table:table-cell>
          <table:table-cell office:value-type="float" office:value="17.0152" calcext:value-type="float">
            <text:p>17,0152</text:p>
          </table:table-cell>
          <table:table-cell table:formula="of:=([.C62]/4)^(1/3)*10" office:value-type="float" office:value="16.2028852250726" calcext:value-type="float">
            <text:p>16,2028852250726</text:p>
          </table:table-cell>
          <table:table-cell office:value-type="string" calcext:value-type="string">
            <text:p>1532,04</text:p>
          </table:table-cell>
          <table:table-cell office:value-type="float" office:value="17.4541" calcext:value-type="float">
            <text:p>17,4541</text:p>
          </table:table-cell>
          <table:table-cell table:formula="of:=([.F62]/4)^(1/3)*10" office:value-type="float" office:value="16.3410197983521" calcext:value-type="float">
            <text:p>16,3410197983521</text:p>
          </table:table-cell>
          <table:table-cell office:value-type="string" calcext:value-type="string">
            <text:p>2205,12</text:p>
          </table:table-cell>
          <table:table-cell office:value-type="float" office:value="19.6998" calcext:value-type="float">
            <text:p>19,6998</text:p>
          </table:table-cell>
          <table:table-cell table:formula="of:=([.I62]/4)^(1/3)*10" office:value-type="float" office:value="17.0137720003693" calcext:value-type="float">
            <text:p>17,0137720003693</text:p>
          </table:table-cell>
          <table:table-cell office:value-type="string" calcext:value-type="string">
            <text:p>2489,97</text:p>
          </table:table-cell>
          <table:table-cell office:value-type="float" office:value="20.9761" calcext:value-type="float">
            <text:p>20,9761</text:p>
          </table:table-cell>
          <table:table-cell table:formula="of:=([.L62]/4)^(1/3)*10" office:value-type="float" office:value="17.3735373059178" calcext:value-type="float">
            <text:p>17,3735373059178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346,01</text:p>
          </table:table-cell>
          <table:table-cell office:value-type="float" office:value="16.6012" calcext:value-type="float">
            <text:p>16,6012</text:p>
          </table:table-cell>
          <table:table-cell table:formula="of:=([.C63]/4)^(1/3)*10" office:value-type="float" office:value="16.0703929726589" calcext:value-type="float">
            <text:p>16,0703929726589</text:p>
          </table:table-cell>
          <table:table-cell office:value-type="string" calcext:value-type="string">
            <text:p>1564,99</text:p>
          </table:table-cell>
          <table:table-cell office:value-type="float" office:value="17.0864" calcext:value-type="float">
            <text:p>17,0864</text:p>
          </table:table-cell>
          <table:table-cell table:formula="of:=([.F63]/4)^(1/3)*10" office:value-type="float" office:value="16.2254540658283" calcext:value-type="float">
            <text:p>16,2254540658283</text:p>
          </table:table-cell>
          <table:table-cell office:value-type="string" calcext:value-type="string">
            <text:p>2240,93</text:p>
          </table:table-cell>
          <table:table-cell office:value-type="float" office:value="19.3848" calcext:value-type="float">
            <text:p>19,3848</text:p>
          </table:table-cell>
          <table:table-cell table:formula="of:=([.I63]/4)^(1/3)*10" office:value-type="float" office:value="16.9226008554359" calcext:value-type="float">
            <text:p>16,9226008554359</text:p>
          </table:table-cell>
          <table:table-cell office:value-type="string" calcext:value-type="string">
            <text:p>2523,97</text:p>
          </table:table-cell>
          <table:table-cell office:value-type="float" office:value="20.6934" calcext:value-type="float">
            <text:p>20,6934</text:p>
          </table:table-cell>
          <table:table-cell table:formula="of:=([.L63]/4)^(1/3)*10" office:value-type="float" office:value="17.2951348989088" calcext:value-type="float">
            <text:p>17,2951348989088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375,1</text:p>
          </table:table-cell>
          <table:table-cell office:value-type="float" office:value="16.2499" calcext:value-type="float">
            <text:p>16,2499</text:p>
          </table:table-cell>
          <table:table-cell table:formula="of:=([.C64]/4)^(1/3)*10" office:value-type="float" office:value="15.9562280162914" calcext:value-type="float">
            <text:p>15,9562280162914</text:p>
          </table:table-cell>
          <table:table-cell office:value-type="string" calcext:value-type="string">
            <text:p>1594,72</text:p>
          </table:table-cell>
          <table:table-cell office:value-type="float" office:value="16.7678" calcext:value-type="float">
            <text:p>16,7678</text:p>
          </table:table-cell>
          <table:table-cell table:formula="of:=([.F64]/4)^(1/3)*10" office:value-type="float" office:value="16.1239718511972" calcext:value-type="float">
            <text:p>16,1239718511972</text:p>
          </table:table-cell>
          <table:table-cell office:value-type="string" calcext:value-type="string">
            <text:p>2273,24</text:p>
          </table:table-cell>
          <table:table-cell office:value-type="float" office:value="19.1093" calcext:value-type="float">
            <text:p>19,1093</text:p>
          </table:table-cell>
          <table:table-cell table:formula="of:=([.I64]/4)^(1/3)*10" office:value-type="float" office:value="16.8420490977773" calcext:value-type="float">
            <text:p>16,8420490977773</text:p>
          </table:table-cell>
          <table:table-cell office:value-type="string" calcext:value-type="string">
            <text:p>2558,18</text:p>
          </table:table-cell>
          <table:table-cell office:value-type="float" office:value="20.4167" calcext:value-type="float">
            <text:p>20,4167</text:p>
          </table:table-cell>
          <table:table-cell table:formula="of:=([.L64]/4)^(1/3)*10" office:value-type="float" office:value="17.2177019392762" calcext:value-type="float">
            <text:p>17,2177019392762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401,18</text:p>
          </table:table-cell>
          <table:table-cell office:value-type="float" office:value="15.9474" calcext:value-type="float">
            <text:p>15,9474</text:p>
          </table:table-cell>
          <table:table-cell table:formula="of:=([.C65]/4)^(1/3)*10" office:value-type="float" office:value="15.8565961526126" calcext:value-type="float">
            <text:p>15,8565961526126</text:p>
          </table:table-cell>
          <table:table-cell office:value-type="string" calcext:value-type="string">
            <text:p>1621,52</text:p>
          </table:table-cell>
          <table:table-cell office:value-type="float" office:value="16.4906" calcext:value-type="float">
            <text:p>16,4906</text:p>
          </table:table-cell>
          <table:table-cell table:formula="of:=([.F65]/4)^(1/3)*10" office:value-type="float" office:value="16.0346255338048" calcext:value-type="float">
            <text:p>16,0346255338048</text:p>
          </table:table-cell>
          <table:table-cell office:value-type="string" calcext:value-type="string">
            <text:p>2303,40</text:p>
          </table:table-cell>
          <table:table-cell office:value-type="float" office:value="18.8591" calcext:value-type="float">
            <text:p>18,8591</text:p>
          </table:table-cell>
          <table:table-cell table:formula="of:=([.I65]/4)^(1/3)*10" office:value-type="float" office:value="16.7682210566315" calcext:value-type="float">
            <text:p>16,7682210566315</text:p>
          </table:table-cell>
          <table:table-cell office:value-type="string" calcext:value-type="string">
            <text:p>2590,23</text:p>
          </table:table-cell>
          <table:table-cell office:value-type="float" office:value="20.164" calcext:value-type="float">
            <text:p>20,164</text:p>
          </table:table-cell>
          <table:table-cell table:formula="of:=([.L65]/4)^(1/3)*10" office:value-type="float" office:value="17.1463716339353" calcext:value-type="float">
            <text:p>17,1463716339353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425,03</text:p>
          </table:table-cell>
          <table:table-cell office:value-type="float" office:value="15.6804" calcext:value-type="float">
            <text:p>15,6804</text:p>
          </table:table-cell>
          <table:table-cell table:formula="of:=([.C66]/4)^(1/3)*10" office:value-type="float" office:value="15.767604402199" calcext:value-type="float">
            <text:p>15,767604402199</text:p>
          </table:table-cell>
          <table:table-cell office:value-type="string" calcext:value-type="string">
            <text:p>1646,28</text:p>
          </table:table-cell>
          <table:table-cell office:value-type="float" office:value="16.2425" calcext:value-type="float">
            <text:p>16,2425</text:p>
          </table:table-cell>
          <table:table-cell table:formula="of:=([.F66]/4)^(1/3)*10" office:value-type="float" office:value="15.9538055600442" calcext:value-type="float">
            <text:p>15,9538055600442</text:p>
          </table:table-cell>
          <table:table-cell office:value-type="string" calcext:value-type="string">
            <text:p>2331,56</text:p>
          </table:table-cell>
          <table:table-cell office:value-type="float" office:value="18.6312" calcext:value-type="float">
            <text:p>18,6312</text:p>
          </table:table-cell>
          <table:table-cell table:formula="of:=([.I66]/4)^(1/3)*10" office:value-type="float" office:value="16.7004027775255" calcext:value-type="float">
            <text:p>16,7004027775255</text:p>
          </table:table-cell>
          <table:table-cell office:value-type="string" calcext:value-type="string">
            <text:p>2619,59</text:p>
          </table:table-cell>
          <table:table-cell office:value-type="float" office:value="19.9379" calcext:value-type="float">
            <text:p>19,9379</text:p>
          </table:table-cell>
          <table:table-cell table:formula="of:=([.L66]/4)^(1/3)*10" office:value-type="float" office:value="17.0820428663655" calcext:value-type="float">
            <text:p>17,0820428663655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467,09</text:p>
          </table:table-cell>
          <table:table-cell office:value-type="float" office:value="15.2308" calcext:value-type="float">
            <text:p>15,2308</text:p>
          </table:table-cell>
          <table:table-cell table:formula="of:=([.C67]/4)^(1/3)*10" office:value-type="float" office:value="15.6154405526786" calcext:value-type="float">
            <text:p>15,6154405526786</text:p>
          </table:table-cell>
          <table:table-cell office:value-type="string" calcext:value-type="string">
            <text:p>1690,93</text:p>
          </table:table-cell>
          <table:table-cell office:value-type="float" office:value="15.8136" calcext:value-type="float">
            <text:p>15,8136</text:p>
          </table:table-cell>
          <table:table-cell table:formula="of:=([.F67]/4)^(1/3)*10" office:value-type="float" office:value="15.8121254995225" calcext:value-type="float">
            <text:p>15,8121254995225</text:p>
          </table:table-cell>
          <table:table-cell office:value-type="string" calcext:value-type="string">
            <text:p>2383,78</text:p>
          </table:table-cell>
          <table:table-cell office:value-type="float" office:value="18.223" calcext:value-type="float">
            <text:p>18,223</text:p>
          </table:table-cell>
          <table:table-cell table:formula="of:=([.I67]/4)^(1/3)*10" office:value-type="float" office:value="16.5775352967594" calcext:value-type="float">
            <text:p>16,5775352967594</text:p>
          </table:table-cell>
          <table:table-cell office:value-type="string" calcext:value-type="string">
            <text:p>2673,81</text:p>
          </table:table-cell>
          <table:table-cell office:value-type="float" office:value="19.5336" calcext:value-type="float">
            <text:p>19,5336</text:p>
          </table:table-cell>
          <table:table-cell table:formula="of:=([.L67]/4)^(1/3)*10" office:value-type="float" office:value="16.9657904904467" calcext:value-type="float">
            <text:p>16,9657904904467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504,01</text:p>
          </table:table-cell>
          <table:table-cell office:value-type="float" office:value="14.8568" calcext:value-type="float">
            <text:p>14,8568</text:p>
          </table:table-cell>
          <table:table-cell table:formula="of:=([.C68]/4)^(1/3)*10" office:value-type="float" office:value="15.4865648408078" calcext:value-type="float">
            <text:p>15,4865648408078</text:p>
          </table:table-cell>
          <table:table-cell office:value-type="string" calcext:value-type="string">
            <text:p>1730,23</text:p>
          </table:table-cell>
          <table:table-cell office:value-type="float" office:value="15.4543" calcext:value-type="float">
            <text:p>15,4543</text:p>
          </table:table-cell>
          <table:table-cell table:formula="of:=([.F68]/4)^(1/3)*10" office:value-type="float" office:value="15.6914513889889" calcext:value-type="float">
            <text:p>15,6914513889889</text:p>
          </table:table-cell>
          <table:table-cell office:value-type="string" calcext:value-type="string">
            <text:p>2430,59</text:p>
          </table:table-cell>
          <table:table-cell office:value-type="float" office:value="17.8721" calcext:value-type="float">
            <text:p>17,8721</text:p>
          </table:table-cell>
          <table:table-cell table:formula="of:=([.I68]/4)^(1/3)*10" office:value-type="float" office:value="16.4704398808666" calcext:value-type="float">
            <text:p>16,4704398808666</text:p>
          </table:table-cell>
          <table:table-cell office:value-type="string" calcext:value-type="string">
            <text:p>2723,53</text:p>
          </table:table-cell>
          <table:table-cell office:value-type="float" office:value="19.177" calcext:value-type="float">
            <text:p>19,177</text:p>
          </table:table-cell>
          <table:table-cell table:formula="of:=([.L68]/4)^(1/3)*10" office:value-type="float" office:value="16.8619148676426" calcext:value-type="float">
            <text:p>16,8619148676426</text:p>
          </table:table-cell>
          <table:table-cell table:style-name="Default" table:number-columns-repeated="6"/>
        </table:table-row>
        <table:table-row table:style-name="ro1">
          <table:table-cell table:number-columns-repeated="13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13" table:number-rows-spanned="1">
            <text:p>LiCl</text:p>
          </table:table-cell>
          <table:covered-table-cell table:number-columns-repeated="12"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41 mol/kg</text:p>
          </table:table-cell>
          <table:table-cell office:value-type="string" calcext:value-type="string">
            <text:p>Volume (nm³) – 2.41 mol/kg</text:p>
          </table:table-cell>
          <table:table-cell office:value-type="string" calcext:value-type="string">
            <text:p>side_small_L (Å) – 2.41 mol/kg</text:p>
          </table:table-cell>
          <table:table-cell office:value-type="string" calcext:value-type="string">
            <text:p>Rho (kg/m³) – 4.77 mol/kg</text:p>
          </table:table-cell>
          <table:table-cell office:value-type="string" calcext:value-type="string">
            <text:p>Volume (nm³) – 4.77 mol/kg</text:p>
          </table:table-cell>
          <table:table-cell office:value-type="string" calcext:value-type="string">
            <text:p>side_small_L (Å) – 4.77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1.72 mol/kg</text:p>
          </table:table-cell>
          <table:table-cell office:value-type="string" calcext:value-type="string">
            <text:p>Volume (nm³) – 31.72 mol/kg</text:p>
          </table:table-cell>
          <table:table-cell office:value-type="string" calcext:value-type="string">
            <text:p>side_small_L (Å) – 31.72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string" calcext:value-type="string">
            <text:p>1040,76</text:p>
          </table:table-cell>
          <table:table-cell office:value-type="float" office:value="17.4514" calcext:value-type="float">
            <text:p>17,4514</text:p>
          </table:table-cell>
          <table:table-cell table:formula="of:=([.C72]/4)^(1/3)*10" office:value-type="float" office:value="16.3401771495631" calcext:value-type="float">
            <text:p>16,3401771495631</text:p>
          </table:table-cell>
          <table:table-cell office:value-type="string" calcext:value-type="string">
            <text:p>1086,8</text:p>
          </table:table-cell>
          <table:table-cell office:value-type="float" office:value="16.9062" calcext:value-type="float">
            <text:p>16,9062</text:p>
          </table:table-cell>
          <table:table-cell table:formula="of:=([.F72]/4)^(1/3)*10" office:value-type="float" office:value="16.1682123201873" calcext:value-type="float">
            <text:p>16,1682123201873</text:p>
          </table:table-cell>
          <table:table-cell office:value-type="string" calcext:value-type="string">
            <text:p>1261,02</text:p>
          </table:table-cell>
          <table:table-cell office:value-type="float" office:value="15.2071" calcext:value-type="float">
            <text:p>15,2071</text:p>
          </table:table-cell>
          <table:table-cell table:formula="of:=([.I72]/4)^(1/3)*10" office:value-type="float" office:value="15.6073368403425" calcext:value-type="float">
            <text:p>15,6073368403425</text:p>
          </table:table-cell>
          <table:table-cell office:value-type="string" calcext:value-type="string">
            <text:p>1331,85</text:p>
          </table:table-cell>
          <table:table-cell office:value-type="float" office:value="14.7156" calcext:value-type="float">
            <text:p>14,7156</text:p>
          </table:table-cell>
          <table:table-cell table:formula="of:=([.L72]/4)^(1/3)*10" office:value-type="float" office:value="15.4373468106988" calcext:value-type="float">
            <text:p>15,4373468106988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1040,84</text:p>
          </table:table-cell>
          <table:table-cell office:value-type="float" office:value="17.45" calcext:value-type="float">
            <text:p>17,45</text:p>
          </table:table-cell>
          <table:table-cell table:formula="of:=([.C73]/4)^(1/3)*10" office:value-type="float" office:value="16.3397401863439" calcext:value-type="float">
            <text:p>16,3397401863439</text:p>
          </table:table-cell>
          <table:table-cell office:value-type="string" calcext:value-type="string">
            <text:p>1086,98</text:p>
          </table:table-cell>
          <table:table-cell office:value-type="float" office:value="16.9035" calcext:value-type="float">
            <text:p>16,9035</text:p>
          </table:table-cell>
          <table:table-cell table:formula="of:=([.F73]/4)^(1/3)*10" office:value-type="float" office:value="16.1673515610695" calcext:value-type="float">
            <text:p>16,1673515610695</text:p>
          </table:table-cell>
          <table:table-cell office:value-type="string" calcext:value-type="string">
            <text:p>1259,32</text:p>
          </table:table-cell>
          <table:table-cell office:value-type="float" office:value="15.2275" calcext:value-type="float">
            <text:p>15,2275</text:p>
          </table:table-cell>
          <table:table-cell table:formula="of:=([.I73]/4)^(1/3)*10" office:value-type="float" office:value="15.6143126916789" calcext:value-type="float">
            <text:p>15,6143126916789</text:p>
          </table:table-cell>
          <table:table-cell office:value-type="string" calcext:value-type="string">
            <text:p>1327,13</text:p>
          </table:table-cell>
          <table:table-cell office:value-type="float" office:value="14.7681" calcext:value-type="float">
            <text:p>14,7681</text:p>
          </table:table-cell>
          <table:table-cell table:formula="of:=([.L73]/4)^(1/3)*10" office:value-type="float" office:value="15.455683333436" calcext:value-type="float">
            <text:p>15,455683333436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1040,81</text:p>
          </table:table-cell>
          <table:table-cell office:value-type="float" office:value="17.4506" calcext:value-type="float">
            <text:p>17,4506</text:p>
          </table:table-cell>
          <table:table-cell table:formula="of:=([.C74]/4)^(1/3)*10" office:value-type="float" office:value="16.3399274591567" calcext:value-type="float">
            <text:p>16,3399274591567</text:p>
          </table:table-cell>
          <table:table-cell office:value-type="string" calcext:value-type="string">
            <text:p>1087,13</text:p>
          </table:table-cell>
          <table:table-cell office:value-type="float" office:value="16.9012" calcext:value-type="float">
            <text:p>16,9012</text:p>
          </table:table-cell>
          <table:table-cell table:formula="of:=([.F74]/4)^(1/3)*10" office:value-type="float" office:value="16.1666182495214" calcext:value-type="float">
            <text:p>16,1666182495214</text:p>
          </table:table-cell>
          <table:table-cell office:value-type="string" calcext:value-type="string">
            <text:p>1261,05</text:p>
          </table:table-cell>
          <table:table-cell office:value-type="float" office:value="15.2066" calcext:value-type="float">
            <text:p>15,2066</text:p>
          </table:table-cell>
          <table:table-cell table:formula="of:=([.I74]/4)^(1/3)*10" office:value-type="float" office:value="15.6071657852882" calcext:value-type="float">
            <text:p>15,6071657852882</text:p>
          </table:table-cell>
          <table:table-cell office:value-type="string" calcext:value-type="string">
            <text:p>1330,78</text:p>
          </table:table-cell>
          <table:table-cell office:value-type="float" office:value="14.7275" calcext:value-type="float">
            <text:p>14,7275</text:p>
          </table:table-cell>
          <table:table-cell table:formula="of:=([.L74]/4)^(1/3)*10" office:value-type="float" office:value="15.4415069068054" calcext:value-type="float">
            <text:p>15,4415069068054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1042,24</text:p>
          </table:table-cell>
          <table:table-cell office:value-type="float" office:value="17.4265" calcext:value-type="float">
            <text:p>17,4265</text:p>
          </table:table-cell>
          <table:table-cell table:formula="of:=([.C75]/4)^(1/3)*10" office:value-type="float" office:value="16.3324019553133" calcext:value-type="float">
            <text:p>16,3324019553133</text:p>
          </table:table-cell>
          <table:table-cell office:value-type="string" calcext:value-type="string">
            <text:p>1086,62</text:p>
          </table:table-cell>
          <table:table-cell office:value-type="float" office:value="16.9091" calcext:value-type="float">
            <text:p>16,9091</text:p>
          </table:table-cell>
          <table:table-cell table:formula="of:=([.F75]/4)^(1/3)*10" office:value-type="float" office:value="16.1691367371669" calcext:value-type="float">
            <text:p>16,1691367371669</text:p>
          </table:table-cell>
          <table:table-cell office:value-type="string" calcext:value-type="string">
            <text:p>1261,35</text:p>
          </table:table-cell>
          <table:table-cell office:value-type="float" office:value="15.203" calcext:value-type="float">
            <text:p>15,203</text:p>
          </table:table-cell>
          <table:table-cell table:formula="of:=([.I75]/4)^(1/3)*10" office:value-type="float" office:value="15.605934078196" calcext:value-type="float">
            <text:p>15,605934078196</text:p>
          </table:table-cell>
          <table:table-cell office:value-type="string" calcext:value-type="string">
            <text:p>1328,93</text:p>
          </table:table-cell>
          <table:table-cell office:value-type="float" office:value="14.7481" calcext:value-type="float">
            <text:p>14,7481</text:p>
          </table:table-cell>
          <table:table-cell table:formula="of:=([.L75]/4)^(1/3)*10" office:value-type="float" office:value="15.4487031235487" calcext:value-type="float">
            <text:p>15,4487031235487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1041,67</text:p>
          </table:table-cell>
          <table:table-cell office:value-type="float" office:value="17.4361" calcext:value-type="float">
            <text:p>17,4361</text:p>
          </table:table-cell>
          <table:table-cell table:formula="of:=([.C76]/4)^(1/3)*10" office:value-type="float" office:value="16.3354004973095" calcext:value-type="float">
            <text:p>16,3354004973095</text:p>
          </table:table-cell>
          <table:table-cell office:value-type="string" calcext:value-type="string">
            <text:p>1087,14</text:p>
          </table:table-cell>
          <table:table-cell office:value-type="float" office:value="16.9009" calcext:value-type="float">
            <text:p>16,9009</text:p>
          </table:table-cell>
          <table:table-cell table:formula="of:=([.F76]/4)^(1/3)*10" office:value-type="float" office:value="16.1665225952844" calcext:value-type="float">
            <text:p>16,1665225952844</text:p>
          </table:table-cell>
          <table:table-cell office:value-type="string" calcext:value-type="string">
            <text:p>1261,71</text:p>
          </table:table-cell>
          <table:table-cell office:value-type="float" office:value="15.1987" calcext:value-type="float">
            <text:p>15,1987</text:p>
          </table:table-cell>
          <table:table-cell table:formula="of:=([.I76]/4)^(1/3)*10" office:value-type="float" office:value="15.6044626176463" calcext:value-type="float">
            <text:p>15,6044626176463</text:p>
          </table:table-cell>
          <table:table-cell office:value-type="string" calcext:value-type="string">
            <text:p>1330,48</text:p>
          </table:table-cell>
          <table:table-cell office:value-type="float" office:value="14.7309" calcext:value-type="float">
            <text:p>14,7309</text:p>
          </table:table-cell>
          <table:table-cell table:formula="of:=([.L76]/4)^(1/3)*10" office:value-type="float" office:value="15.4426950940708" calcext:value-type="float">
            <text:p>15,4426950940708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1041,05</text:p>
          </table:table-cell>
          <table:table-cell office:value-type="float" office:value="17.4464" calcext:value-type="float">
            <text:p>17,4464</text:p>
          </table:table-cell>
          <table:table-cell table:formula="of:=([.C77]/4)^(1/3)*10" office:value-type="float" office:value="16.3386164593091" calcext:value-type="float">
            <text:p>16,3386164593091</text:p>
          </table:table-cell>
          <table:table-cell office:value-type="string" calcext:value-type="string">
            <text:p>1087,02</text:p>
          </table:table-cell>
          <table:table-cell office:value-type="float" office:value="16.9029" calcext:value-type="float">
            <text:p>16,9029</text:p>
          </table:table-cell>
          <table:table-cell table:formula="of:=([.F77]/4)^(1/3)*10" office:value-type="float" office:value="16.1671602688181" calcext:value-type="float">
            <text:p>16,1671602688181</text:p>
          </table:table-cell>
          <table:table-cell office:value-type="string" calcext:value-type="string">
            <text:p>1259,8</text:p>
          </table:table-cell>
          <table:table-cell office:value-type="float" office:value="15.2217" calcext:value-type="float">
            <text:p>15,2217</text:p>
          </table:table-cell>
          <table:table-cell table:formula="of:=([.I77]/4)^(1/3)*10" office:value-type="float" office:value="15.6123299955869" calcext:value-type="float">
            <text:p>15,6123299955869</text:p>
          </table:table-cell>
          <table:table-cell office:value-type="string" calcext:value-type="string">
            <text:p>1329,81</text:p>
          </table:table-cell>
          <table:table-cell office:value-type="float" office:value="14.7382" calcext:value-type="float">
            <text:p>14,7382</text:p>
          </table:table-cell>
          <table:table-cell table:formula="of:=([.L77]/4)^(1/3)*10" office:value-type="float" office:value="15.4452455844834" calcext:value-type="float">
            <text:p>15,4452455844834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40,61</text:p>
          </table:table-cell>
          <table:table-cell office:value-type="float" office:value="17.4539" calcext:value-type="float">
            <text:p>17,4539</text:p>
          </table:table-cell>
          <table:table-cell table:formula="of:=([.C78]/4)^(1/3)*10" office:value-type="float" office:value="16.3409573829035" calcext:value-type="float">
            <text:p>16,3409573829035</text:p>
          </table:table-cell>
          <table:table-cell office:value-type="string" calcext:value-type="string">
            <text:p>1087,2</text:p>
          </table:table-cell>
          <table:table-cell office:value-type="float" office:value="16.9001" calcext:value-type="float">
            <text:p>16,9001</text:p>
          </table:table-cell>
          <table:table-cell table:formula="of:=([.F78]/4)^(1/3)*10" office:value-type="float" office:value="16.166267511785" calcext:value-type="float">
            <text:p>16,166267511785</text:p>
          </table:table-cell>
          <table:table-cell office:value-type="string" calcext:value-type="string">
            <text:p>1262,02</text:p>
          </table:table-cell>
          <table:table-cell office:value-type="float" office:value="15.1949" calcext:value-type="float">
            <text:p>15,1949</text:p>
          </table:table-cell>
          <table:table-cell table:formula="of:=([.I78]/4)^(1/3)*10" office:value-type="float" office:value="15.603162026138" calcext:value-type="float">
            <text:p>15,603162026138</text:p>
          </table:table-cell>
          <table:table-cell office:value-type="string" calcext:value-type="string">
            <text:p>1333,33</text:p>
          </table:table-cell>
          <table:table-cell office:value-type="float" office:value="14.6994" calcext:value-type="float">
            <text:p>14,6994</text:p>
          </table:table-cell>
          <table:table-cell table:formula="of:=([.L78]/4)^(1/3)*10" office:value-type="float" office:value="15.4316798802514" calcext:value-type="float">
            <text:p>15,4316798802514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41,22</text:p>
          </table:table-cell>
          <table:table-cell office:value-type="float" office:value="17.4436" calcext:value-type="float">
            <text:p>17,4436</text:p>
          </table:table-cell>
          <table:table-cell table:formula="of:=([.C79]/4)^(1/3)*10" office:value-type="float" office:value="16.3377423425152" calcext:value-type="float">
            <text:p>16,3377423425152</text:p>
          </table:table-cell>
          <table:table-cell office:value-type="string" calcext:value-type="string">
            <text:p>1088,06</text:p>
          </table:table-cell>
          <table:table-cell office:value-type="float" office:value="16.8867" calcext:value-type="float">
            <text:p>16,8867</text:p>
          </table:table-cell>
          <table:table-cell table:formula="of:=([.F79]/4)^(1/3)*10" office:value-type="float" office:value="16.1619936659836" calcext:value-type="float">
            <text:p>16,1619936659836</text:p>
          </table:table-cell>
          <table:table-cell office:value-type="string" calcext:value-type="string">
            <text:p>1261,34</text:p>
          </table:table-cell>
          <table:table-cell office:value-type="float" office:value="15.203" calcext:value-type="float">
            <text:p>15,203</text:p>
          </table:table-cell>
          <table:table-cell table:formula="of:=([.I79]/4)^(1/3)*10" office:value-type="float" office:value="15.605934078196" calcext:value-type="float">
            <text:p>15,605934078196</text:p>
          </table:table-cell>
          <table:table-cell office:value-type="string" calcext:value-type="string">
            <text:p>1335,8</text:p>
          </table:table-cell>
          <table:table-cell office:value-type="float" office:value="14.6724" calcext:value-type="float">
            <text:p>14,6724</text:p>
          </table:table-cell>
          <table:table-cell table:formula="of:=([.L79]/4)^(1/3)*10" office:value-type="float" office:value="15.4222257364782" calcext:value-type="float">
            <text:p>15,4222257364782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43,12</text:p>
          </table:table-cell>
          <table:table-cell office:value-type="float" office:value="17.4118" calcext:value-type="float">
            <text:p>17,4118</text:p>
          </table:table-cell>
          <table:table-cell table:formula="of:=([.C80]/4)^(1/3)*10" office:value-type="float" office:value="16.3278083029621" calcext:value-type="float">
            <text:p>16,3278083029621</text:p>
          </table:table-cell>
          <table:table-cell office:value-type="string" calcext:value-type="string">
            <text:p>1088,41</text:p>
          </table:table-cell>
          <table:table-cell office:value-type="float" office:value="16.8812" calcext:value-type="float">
            <text:p>16,8812</text:p>
          </table:table-cell>
          <table:table-cell table:formula="of:=([.F80]/4)^(1/3)*10" office:value-type="float" office:value="16.1602388210956" calcext:value-type="float">
            <text:p>16,1602388210956</text:p>
          </table:table-cell>
          <table:table-cell office:value-type="string" calcext:value-type="string">
            <text:p>1262,6</text:p>
          </table:table-cell>
          <table:table-cell office:value-type="float" office:value="15.188" calcext:value-type="float">
            <text:p>15,188</text:p>
          </table:table-cell>
          <table:table-cell table:formula="of:=([.I80]/4)^(1/3)*10" office:value-type="float" office:value="15.6007998713252" calcext:value-type="float">
            <text:p>15,6007998713252</text:p>
          </table:table-cell>
          <table:table-cell office:value-type="string" calcext:value-type="string">
            <text:p>1327,91</text:p>
          </table:table-cell>
          <table:table-cell office:value-type="float" office:value="14.7594" calcext:value-type="float">
            <text:p>14,7594</text:p>
          </table:table-cell>
          <table:table-cell table:formula="of:=([.L80]/4)^(1/3)*10" office:value-type="float" office:value="15.4526477170664" calcext:value-type="float">
            <text:p>15,4526477170664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45,31</text:p>
          </table:table-cell>
          <table:table-cell office:value-type="float" office:value="17.3753" calcext:value-type="float">
            <text:p>17,3753</text:p>
          </table:table-cell>
          <table:table-cell table:formula="of:=([.C81]/4)^(1/3)*10" office:value-type="float" office:value="16.3163911045654" calcext:value-type="float">
            <text:p>16,3163911045654</text:p>
          </table:table-cell>
          <table:table-cell office:value-type="string" calcext:value-type="string">
            <text:p>1089,96</text:p>
          </table:table-cell>
          <table:table-cell office:value-type="float" office:value="16.8573" calcext:value-type="float">
            <text:p>16,8573</text:p>
          </table:table-cell>
          <table:table-cell table:formula="of:=([.F81]/4)^(1/3)*10" office:value-type="float" office:value="16.1526087923669" calcext:value-type="float">
            <text:p>16,1526087923669</text:p>
          </table:table-cell>
          <table:table-cell office:value-type="string" calcext:value-type="string">
            <text:p>1262,89</text:p>
          </table:table-cell>
          <table:table-cell office:value-type="float" office:value="15.1845" calcext:value-type="float">
            <text:p>15,1845</text:p>
          </table:table-cell>
          <table:table-cell table:formula="of:=([.I81]/4)^(1/3)*10" office:value-type="float" office:value="15.5996014033592" calcext:value-type="float">
            <text:p>15,5996014033592</text:p>
          </table:table-cell>
          <table:table-cell office:value-type="string" calcext:value-type="string">
            <text:p>1331,46</text:p>
          </table:table-cell>
          <table:table-cell office:value-type="float" office:value="14.72" calcext:value-type="float">
            <text:p>14,72</text:p>
          </table:table-cell>
          <table:table-cell table:formula="of:=([.L81]/4)^(1/3)*10" office:value-type="float" office:value="15.4388852587233" calcext:value-type="float">
            <text:p>15,4388852587233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57,71</text:p>
          </table:table-cell>
          <table:table-cell office:value-type="float" office:value="17.1716" calcext:value-type="float">
            <text:p>17,1716</text:p>
          </table:table-cell>
          <table:table-cell table:formula="of:=([.C82]/4)^(1/3)*10" office:value-type="float" office:value="16.2523783501125" calcext:value-type="float">
            <text:p>16,2523783501125</text:p>
          </table:table-cell>
          <table:table-cell office:value-type="string" calcext:value-type="string">
            <text:p>1101,62</text:p>
          </table:table-cell>
          <table:table-cell office:value-type="float" office:value="16.6788" calcext:value-type="float">
            <text:p>16,6788</text:p>
          </table:table-cell>
          <table:table-cell table:formula="of:=([.F82]/4)^(1/3)*10" office:value-type="float" office:value="16.0953936644066" calcext:value-type="float">
            <text:p>16,0953936644066</text:p>
          </table:table-cell>
          <table:table-cell office:value-type="string" calcext:value-type="string">
            <text:p>1270,34</text:p>
          </table:table-cell>
          <table:table-cell office:value-type="float" office:value="15.0953" calcext:value-type="float">
            <text:p>15,0953</text:p>
          </table:table-cell>
          <table:table-cell table:formula="of:=([.I82]/4)^(1/3)*10" office:value-type="float" office:value="15.568995235012" calcext:value-type="float">
            <text:p>15,568995235012</text:p>
          </table:table-cell>
          <table:table-cell office:value-type="string" calcext:value-type="string">
            <text:p>1343,9</text:p>
          </table:table-cell>
          <table:table-cell office:value-type="float" office:value="14.5837" calcext:value-type="float">
            <text:p>14,5837</text:p>
          </table:table-cell>
          <table:table-cell table:formula="of:=([.L82]/4)^(1/3)*10" office:value-type="float" office:value="15.3910852435224" calcext:value-type="float">
            <text:p>15,3910852435224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69,86</text:p>
          </table:table-cell>
          <table:table-cell office:value-type="float" office:value="16.9764" calcext:value-type="float">
            <text:p>16,9764</text:p>
          </table:table-cell>
          <table:table-cell table:formula="of:=([.C83]/4)^(1/3)*10" office:value-type="float" office:value="16.1905599627675" calcext:value-type="float">
            <text:p>16,1905599627675</text:p>
          </table:table-cell>
          <table:table-cell office:value-type="string" calcext:value-type="string">
            <text:p>1112,3</text:p>
          </table:table-cell>
          <table:table-cell office:value-type="float" office:value="16.5184" calcext:value-type="float">
            <text:p>16,5184</text:p>
          </table:table-cell>
          <table:table-cell table:formula="of:=([.F83]/4)^(1/3)*10" office:value-type="float" office:value="16.0436309133139" calcext:value-type="float">
            <text:p>16,0436309133139</text:p>
          </table:table-cell>
          <table:table-cell office:value-type="string" calcext:value-type="string">
            <text:p>1277,34</text:p>
          </table:table-cell>
          <table:table-cell office:value-type="float" office:value="15.0127" calcext:value-type="float">
            <text:p>15,0127</text:p>
          </table:table-cell>
          <table:table-cell table:formula="of:=([.I83]/4)^(1/3)*10" office:value-type="float" office:value="15.5405459432192" calcext:value-type="float">
            <text:p>15,5405459432192</text:p>
          </table:table-cell>
          <table:table-cell office:value-type="string" calcext:value-type="string">
            <text:p>1352,5</text:p>
          </table:table-cell>
          <table:table-cell office:value-type="float" office:value="14.4909" calcext:value-type="float">
            <text:p>14,4909</text:p>
          </table:table-cell>
          <table:table-cell table:formula="of:=([.L83]/4)^(1/3)*10" office:value-type="float" office:value="15.3583698831584" calcext:value-type="float">
            <text:p>15,3583698831584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80,8</text:p>
          </table:table-cell>
          <table:table-cell office:value-type="float" office:value="16.8045" calcext:value-type="float">
            <text:p>16,8045</text:p>
          </table:table-cell>
          <table:table-cell table:formula="of:=([.C84]/4)^(1/3)*10" office:value-type="float" office:value="16.1357268929341" calcext:value-type="float">
            <text:p>16,1357268929341</text:p>
          </table:table-cell>
          <table:table-cell office:value-type="string" calcext:value-type="string">
            <text:p>1121,75</text:p>
          </table:table-cell>
          <table:table-cell office:value-type="float" office:value="16.3792" calcext:value-type="float">
            <text:p>16,3792</text:p>
          </table:table-cell>
          <table:table-cell table:formula="of:=([.F84]/4)^(1/3)*10" office:value-type="float" office:value="15.9984373473873" calcext:value-type="float">
            <text:p>15,9984373473873</text:p>
          </table:table-cell>
          <table:table-cell office:value-type="string" calcext:value-type="string">
            <text:p>1283,46</text:p>
          </table:table-cell>
          <table:table-cell office:value-type="float" office:value="14.941" calcext:value-type="float">
            <text:p>14,941</text:p>
          </table:table-cell>
          <table:table-cell table:formula="of:=([.I84]/4)^(1/3)*10" office:value-type="float" office:value="15.5157661290844" calcext:value-type="float">
            <text:p>15,5157661290844</text:p>
          </table:table-cell>
          <table:table-cell office:value-type="string" calcext:value-type="string">
            <text:p>1354,47</text:p>
          </table:table-cell>
          <table:table-cell office:value-type="float" office:value="14.4698" calcext:value-type="float">
            <text:p>14,4698</text:p>
          </table:table-cell>
          <table:table-cell table:formula="of:=([.L84]/4)^(1/3)*10" office:value-type="float" office:value="15.3509118918418" calcext:value-type="float">
            <text:p>15,3509118918418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113,93</text:p>
          </table:table-cell>
          <table:table-cell office:value-type="float" office:value="16.3044" calcext:value-type="float">
            <text:p>16,3044</text:p>
          </table:table-cell>
          <table:table-cell table:formula="of:=([.C85]/4)^(1/3)*10" office:value-type="float" office:value="15.9740464653069" calcext:value-type="float">
            <text:p>15,9740464653069</text:p>
          </table:table-cell>
          <table:table-cell office:value-type="string" calcext:value-type="string">
            <text:p>1151,25</text:p>
          </table:table-cell>
          <table:table-cell office:value-type="float" office:value="15.9594" calcext:value-type="float">
            <text:p>15,9594</text:p>
          </table:table-cell>
          <table:table-cell table:formula="of:=([.F85]/4)^(1/3)*10" office:value-type="float" office:value="15.8605723796064" calcext:value-type="float">
            <text:p>15,8605723796064</text:p>
          </table:table-cell>
          <table:table-cell office:value-type="string" calcext:value-type="string">
            <text:p>1305,47</text:p>
          </table:table-cell>
          <table:table-cell office:value-type="float" office:value="14.689" calcext:value-type="float">
            <text:p>14,689</text:p>
          </table:table-cell>
          <table:table-cell table:formula="of:=([.I85]/4)^(1/3)*10" office:value-type="float" office:value="15.4280396560463" calcext:value-type="float">
            <text:p>15,4280396560463</text:p>
          </table:table-cell>
          <table:table-cell office:value-type="string" calcext:value-type="string">
            <text:p>1371,86</text:p>
          </table:table-cell>
          <table:table-cell office:value-type="float" office:value="14.2865" calcext:value-type="float">
            <text:p>14,2865</text:p>
          </table:table-cell>
          <table:table-cell table:formula="of:=([.L85]/4)^(1/3)*10" office:value-type="float" office:value="15.2858156663229" calcext:value-type="float">
            <text:p>15,2858156663229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142,91</text:p>
          </table:table-cell>
          <table:table-cell office:value-type="float" office:value="15.8909" calcext:value-type="float">
            <text:p>15,8909</text:p>
          </table:table-cell>
          <table:table-cell table:formula="of:=([.C86]/4)^(1/3)*10" office:value-type="float" office:value="15.837847897003" calcext:value-type="float">
            <text:p>15,837847897003</text:p>
          </table:table-cell>
          <table:table-cell office:value-type="string" calcext:value-type="string">
            <text:p>1177,64</text:p>
          </table:table-cell>
          <table:table-cell office:value-type="float" office:value="15.6016" calcext:value-type="float">
            <text:p>15,6016</text:p>
          </table:table-cell>
          <table:table-cell table:formula="of:=([.F86]/4)^(1/3)*10" office:value-type="float" office:value="15.7411472884018" calcext:value-type="float">
            <text:p>15,7411472884018</text:p>
          </table:table-cell>
          <table:table-cell office:value-type="string" calcext:value-type="string">
            <text:p>1324,97</text:p>
          </table:table-cell>
          <table:table-cell office:value-type="float" office:value="14.4728" calcext:value-type="float">
            <text:p>14,4728</text:p>
          </table:table-cell>
          <table:table-cell table:formula="of:=([.I86]/4)^(1/3)*10" office:value-type="float" office:value="15.3519727116957" calcext:value-type="float">
            <text:p>15,3519727116957</text:p>
          </table:table-cell>
          <table:table-cell office:value-type="string" calcext:value-type="string">
            <text:p>1392,17</text:p>
          </table:table-cell>
          <table:table-cell office:value-type="float" office:value="14.0781" calcext:value-type="float">
            <text:p>14,0781</text:p>
          </table:table-cell>
          <table:table-cell table:formula="of:=([.L86]/4)^(1/3)*10" office:value-type="float" office:value="15.2111255689248" calcext:value-type="float">
            <text:p>15,2111255689248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168,39</text:p>
          </table:table-cell>
          <table:table-cell office:value-type="float" office:value="15.5443" calcext:value-type="float">
            <text:p>15,5443</text:p>
          </table:table-cell>
          <table:table-cell table:formula="of:=([.C87]/4)^(1/3)*10" office:value-type="float" office:value="15.7218528096895" calcext:value-type="float">
            <text:p>15,7218528096895</text:p>
          </table:table-cell>
          <table:table-cell office:value-type="string" calcext:value-type="string">
            <text:p>1200,51</text:p>
          </table:table-cell>
          <table:table-cell office:value-type="float" office:value="15.3043" calcext:value-type="float">
            <text:p>15,3043</text:p>
          </table:table-cell>
          <table:table-cell table:formula="of:=([.F87]/4)^(1/3)*10" office:value-type="float" office:value="15.6405189812152" calcext:value-type="float">
            <text:p>15,6405189812152</text:p>
          </table:table-cell>
          <table:table-cell office:value-type="string" calcext:value-type="string">
            <text:p>1340,78</text:p>
          </table:table-cell>
          <table:table-cell office:value-type="float" office:value="14.302" calcext:value-type="float">
            <text:p>14,302</text:p>
          </table:table-cell>
          <table:table-cell table:formula="of:=([.I87]/4)^(1/3)*10" office:value-type="float" office:value="15.2913417342755" calcext:value-type="float">
            <text:p>15,2913417342755</text:p>
          </table:table-cell>
          <table:table-cell office:value-type="string" calcext:value-type="string">
            <text:p>1407,78</text:p>
          </table:table-cell>
          <table:table-cell office:value-type="float" office:value="13.9223" calcext:value-type="float">
            <text:p>13,9223</text:p>
          </table:table-cell>
          <table:table-cell table:formula="of:=([.L87]/4)^(1/3)*10" office:value-type="float" office:value="15.1548042869433" calcext:value-type="float">
            <text:p>15,1548042869433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191,14</text:p>
          </table:table-cell>
          <table:table-cell office:value-type="float" office:value="15.2473" calcext:value-type="float">
            <text:p>15,2473</text:p>
          </table:table-cell>
          <table:table-cell table:formula="of:=([.C88]/4)^(1/3)*10" office:value-type="float" office:value="15.6210774153355" calcext:value-type="float">
            <text:p>15,6210774153355</text:p>
          </table:table-cell>
          <table:table-cell office:value-type="string" calcext:value-type="string">
            <text:p>1220,75</text:p>
          </table:table-cell>
          <table:table-cell office:value-type="float" office:value="15.0505" calcext:value-type="float">
            <text:p>15,0505</text:p>
          </table:table-cell>
          <table:table-cell table:formula="of:=([.F88]/4)^(1/3)*10" office:value-type="float" office:value="15.5535780271474" calcext:value-type="float">
            <text:p>15,5535780271474</text:p>
          </table:table-cell>
          <table:table-cell office:value-type="string" calcext:value-type="string">
            <text:p>1356,34</text:p>
          </table:table-cell>
          <table:table-cell office:value-type="float" office:value="14.1379" calcext:value-type="float">
            <text:p>14,1379</text:p>
          </table:table-cell>
          <table:table-cell table:formula="of:=([.I88]/4)^(1/3)*10" office:value-type="float" office:value="15.2326327418042" calcext:value-type="float">
            <text:p>15,2326327418042</text:p>
          </table:table-cell>
          <table:table-cell office:value-type="string" calcext:value-type="string">
            <text:p>1422,42</text:p>
          </table:table-cell>
          <table:table-cell office:value-type="float" office:value="13.7794" calcext:value-type="float">
            <text:p>13,7794</text:p>
          </table:table-cell>
          <table:table-cell table:formula="of:=([.L88]/4)^(1/3)*10" office:value-type="float" office:value="15.1027756837688" calcext:value-type="float">
            <text:p>15,1027756837688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212,31</text:p>
          </table:table-cell>
          <table:table-cell office:value-type="float" office:value="14.9809" calcext:value-type="float">
            <text:p>14,9809</text:p>
          </table:table-cell>
          <table:table-cell table:formula="of:=([.C89]/4)^(1/3)*10" office:value-type="float" office:value="15.5295654910263" calcext:value-type="float">
            <text:p>15,5295654910263</text:p>
          </table:table-cell>
          <table:table-cell office:value-type="string" calcext:value-type="string">
            <text:p>1241,79</text:p>
          </table:table-cell>
          <table:table-cell office:value-type="float" office:value="14.7954" calcext:value-type="float">
            <text:p>14,7954</text:p>
          </table:table-cell>
          <table:table-cell table:formula="of:=([.F89]/4)^(1/3)*10" office:value-type="float" office:value="15.4652011550721" calcext:value-type="float">
            <text:p>15,4652011550721</text:p>
          </table:table-cell>
          <table:table-cell office:value-type="string" calcext:value-type="string">
            <text:p>1369,88</text:p>
          </table:table-cell>
          <table:table-cell office:value-type="float" office:value="13.9982" calcext:value-type="float">
            <text:p>13,9982</text:p>
          </table:table-cell>
          <table:table-cell table:formula="of:=([.I89]/4)^(1/3)*10" office:value-type="float" office:value="15.1822941338524" calcext:value-type="float">
            <text:p>15,1822941338524</text:p>
          </table:table-cell>
          <table:table-cell office:value-type="string" calcext:value-type="string">
            <text:p>1436,65</text:p>
          </table:table-cell>
          <table:table-cell office:value-type="float" office:value="13.6435" calcext:value-type="float">
            <text:p>13,6435</text:p>
          </table:table-cell>
          <table:table-cell table:formula="of:=([.L89]/4)^(1/3)*10" office:value-type="float" office:value="15.0529609373513" calcext:value-type="float">
            <text:p>15,0529609373513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249,03</text:p>
          </table:table-cell>
          <table:table-cell office:value-type="float" office:value="14.5404" calcext:value-type="float">
            <text:p>14,5404</text:p>
          </table:table-cell>
          <table:table-cell table:formula="of:=([.C90]/4)^(1/3)*10" office:value-type="float" office:value="15.3758377493154" calcext:value-type="float">
            <text:p>15,3758377493154</text:p>
          </table:table-cell>
          <table:table-cell office:value-type="string" calcext:value-type="string">
            <text:p>1276,21</text:p>
          </table:table-cell>
          <table:table-cell office:value-type="float" office:value="14.3963" calcext:value-type="float">
            <text:p>14,3963</text:p>
          </table:table-cell>
          <table:table-cell table:formula="of:=([.F90]/4)^(1/3)*10" office:value-type="float" office:value="15.3248758757523" calcext:value-type="float">
            <text:p>15,3248758757523</text:p>
          </table:table-cell>
          <table:table-cell office:value-type="string" calcext:value-type="string">
            <text:p>1396,89</text:p>
          </table:table-cell>
          <table:table-cell office:value-type="float" office:value="13.7274" calcext:value-type="float">
            <text:p>13,7274</text:p>
          </table:table-cell>
          <table:table-cell table:formula="of:=([.I90]/4)^(1/3)*10" office:value-type="float" office:value="15.0837537062889" calcext:value-type="float">
            <text:p>15,0837537062889</text:p>
          </table:table-cell>
          <table:table-cell office:value-type="string" calcext:value-type="string">
            <text:p>1460,73</text:p>
          </table:table-cell>
          <table:table-cell office:value-type="float" office:value="13.4189" calcext:value-type="float">
            <text:p>13,4189</text:p>
          </table:table-cell>
          <table:table-cell table:formula="of:=([.L90]/4)^(1/3)*10" office:value-type="float" office:value="14.9699026131742" calcext:value-type="float">
            <text:p>14,9699026131742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281,24</text:p>
          </table:table-cell>
          <table:table-cell office:value-type="float" office:value="14.1747" calcext:value-type="float">
            <text:p>14,1747</text:p>
          </table:table-cell>
          <table:table-cell table:formula="of:=([.C91]/4)^(1/3)*10" office:value-type="float" office:value="15.245837796294" calcext:value-type="float">
            <text:p>15,245837796294</text:p>
          </table:table-cell>
          <table:table-cell office:value-type="string" calcext:value-type="string">
            <text:p>1307,61</text:p>
          </table:table-cell>
          <table:table-cell office:value-type="float" office:value="14.0505" calcext:value-type="float">
            <text:p>14,0505</text:p>
          </table:table-cell>
          <table:table-cell table:formula="of:=([.F91]/4)^(1/3)*10" office:value-type="float" office:value="15.2011786366741" calcext:value-type="float">
            <text:p>15,2011786366741</text:p>
          </table:table-cell>
          <table:table-cell office:value-type="string" calcext:value-type="string">
            <text:p>1420,64</text:p>
          </table:table-cell>
          <table:table-cell office:value-type="float" office:value="13.4979" calcext:value-type="float">
            <text:p>13,4979</text:p>
          </table:table-cell>
          <table:table-cell table:formula="of:=([.I91]/4)^(1/3)*10" office:value-type="float" office:value="14.9992221818895" calcext:value-type="float">
            <text:p>14,9992221818895</text:p>
          </table:table-cell>
          <table:table-cell office:value-type="string" calcext:value-type="string">
            <text:p>1479,38</text:p>
          </table:table-cell>
          <table:table-cell office:value-type="float" office:value="13.2499" calcext:value-type="float">
            <text:p>13,2499</text:p>
          </table:table-cell>
          <table:table-cell table:formula="of:=([.L91]/4)^(1/3)*10" office:value-type="float" office:value="14.906792392806" calcext:value-type="float">
            <text:p>14,906792392806</text:p>
          </table:table-cell>
          <table:table-cell table:style-name="Default" table:number-columns-repeated="6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2"/>
          <table:table-cell table:style-name="Default"/>
          <table:table-cell table:number-columns-repeated="6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4:09:24.904684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7:03:48.108177236</meta:creation-date>
    <dc:date>2023-09-27T14:22:22.784447899</dc:date>
    <meta:editing-duration>PT6H31M32S</meta:editing-duration>
    <meta:editing-cycles>20</meta:editing-cycles>
    <meta:generator>LibreOffice/6.4.7.2$Linux_X86_64 LibreOffice_project/40$Build-2</meta:generator>
    <meta:document-statistic meta:table-count="1" meta:cell-count="1096" meta:object-count="0"/>
  </office:meta>
</office:document-meta>
</file>